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13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HOENIX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AZ</text:p>
          </table:table-cell>
          <table:table-cell office:value-type="float" office:value="20" calcext:value-type="float">
            <text:p>20</text:p>
          </table:table-cell>
          <table:table-cell office:value-type="float" office:value="4015328" calcext:value-type="float">
            <text:p>4015328</text:p>
          </table:table-cell>
          <table:table-cell office:value-type="float" office:value="0.00000498091314084429" calcext:value-type="float">
            <text:p>4,98091314084429E-06</text:p>
          </table:table-cell>
          <table:table-cell table:formula="of:=[.F1]*[.$G$62]" office:value-type="float" office:value="0.00000576192032132868" calcext:value-type="float">
            <text:p>5,76192032132868E-06</text:p>
          </table:table-cell>
          <table:table-cell table:number-columns-repeated="2"/>
          <table:table-cell office:value-type="string" calcext:value-type="string">
            <text:p>GLENDALE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AZ</text:p>
          </table:table-cell>
          <table:table-cell office:value-type="float" office:value="7" calcext:value-type="float">
            <text:p>7</text:p>
          </table:table-cell>
          <table:table-cell office:value-type="float" office:value="4015328" calcext:value-type="float">
            <text:p>4015328</text:p>
          </table:table-cell>
          <table:table-cell office:value-type="float" office:value="0.0000017433195992955" calcext:value-type="float">
            <text:p>1,7433195992955E-06</text:p>
          </table:table-cell>
          <table:table-cell table:formula="of:=[.O1]*[.$P$62]" office:value-type="float" office:value="0.00000479412889806263" calcext:value-type="float">
            <text:p>4,79412889806263E-06</text:p>
          </table:table-cell>
          <table:table-cell table:formula="of:=[.P1]*[.$Q$62]" office:value-type="float" office:value="0.00000335589022864384" calcext:value-type="float">
            <text:p>3,35589022864384E-06</text:p>
          </table:table-cell>
          <table:table-cell/>
          <table:table-cell table:formula="of:=[.Q1]-[.G1]" office:value-type="float" office:value="-0.00000240603009268484" calcext:value-type="float">
            <text:p>-2,40603009268484E-06</text:p>
          </table:table-cell>
        </table:table-row>
        <table:table-row table:style-name="ro1">
          <table:table-cell office:value-type="string" calcext:value-type="string">
            <text:p>TUCSON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AZ</text:p>
          </table:table-cell>
          <table:table-cell office:value-type="float" office:value="5" calcext:value-type="float">
            <text:p>5</text:p>
          </table:table-cell>
          <table:table-cell office:value-type="float" office:value="997418" calcext:value-type="float">
            <text:p>997418</text:p>
          </table:table-cell>
          <table:table-cell office:value-type="float" office:value="0.00000501294341991021" calcext:value-type="float">
            <text:p>5,01294341991021E-06</text:p>
          </table:table-cell>
          <table:table-cell table:formula="of:=[.F2]*[.$G$62]" office:value-type="float" office:value="0.00000579897294815213" calcext:value-type="float">
            <text:p>5,79897294815213E-06</text:p>
          </table:table-cell>
          <table:table-cell table:number-columns-repeated="2"/>
          <table:table-cell office:value-type="string" calcext:value-type="string">
            <text:p>TUCSON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AZ</text:p>
          </table:table-cell>
          <table:table-cell office:value-type="float" office:value="1" calcext:value-type="float">
            <text:p>1</text:p>
          </table:table-cell>
          <table:table-cell office:value-type="float" office:value="997418" calcext:value-type="float">
            <text:p>997418</text:p>
          </table:table-cell>
          <table:table-cell office:value-type="float" office:value="0.00000100258868398204" calcext:value-type="float">
            <text:p>1,00258868398204E-06</text:p>
          </table:table-cell>
          <table:table-cell table:formula="of:=[.O2]*[.$P$62]" office:value-type="float" office:value="0.00000275711888095061" calcext:value-type="float">
            <text:p>2,75711888095061E-06</text:p>
          </table:table-cell>
          <table:table-cell table:formula="of:=[.P2]*[.$Q$62]" office:value-type="float" office:value="0.00000192998321666543" calcext:value-type="float">
            <text:p>1,92998321666543E-06</text:p>
          </table:table-cell>
          <table:table-cell/>
          <table:table-cell table:formula="of:=[.Q2]-[.G2]" office:value-type="float" office:value="-0.0000038689897314867" calcext:value-type="float">
            <text:p>-3,8689897314867E-06</text:p>
          </table:table-cell>
        </table:table-row>
        <table:table-row table:style-name="ro1">
          <table:table-cell office:value-type="string" calcext:value-type="string">
            <text:p>OAKLAND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CA</text:p>
          </table:table-cell>
          <table:table-cell office:value-type="float" office:value="4" calcext:value-type="float">
            <text:p>4</text:p>
          </table:table-cell>
          <table:table-cell office:value-type="float" office:value="1583845" calcext:value-type="float">
            <text:p>1583845</text:p>
          </table:table-cell>
          <table:table-cell office:value-type="float" office:value="0.00000252549965432223" calcext:value-type="float">
            <text:p>2,52549965432223E-06</text:p>
          </table:table-cell>
          <table:table-cell table:formula="of:=[.F3]*[.$G$62]" office:value-type="float" office:value="0.00000292149800011996" calcext:value-type="float">
            <text:p>2,92149800011996E-06</text:p>
          </table:table-cell>
          <table:table-cell table:number-columns-repeated="2"/>
          <table:table-cell office:value-type="string" calcext:value-type="string">
            <text:p>OAKLAND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583845" calcext:value-type="float">
            <text:p>1583845</text:p>
          </table:table-cell>
          <table:table-cell office:value-type="float" office:value="0.00000126274982716112" calcext:value-type="float">
            <text:p>1,26274982716112E-06</text:p>
          </table:table-cell>
          <table:table-cell table:formula="of:=[.O3]*[.$P$62]" office:value-type="float" office:value="0.00000347256202469308" calcext:value-type="float">
            <text:p>3,47256202469308E-06</text:p>
          </table:table-cell>
          <table:table-cell table:formula="of:=[.P3]*[.$Q$62]" office:value-type="float" office:value="0.00000243079341728516" calcext:value-type="float">
            <text:p>2,43079341728516E-06</text:p>
          </table:table-cell>
          <table:table-cell/>
          <table:table-cell table:formula="of:=[.Q3]-[.G3]" office:value-type="float" office:value="-0.0000004907045828348" calcext:value-type="float">
            <text:p>-4,907045828348E-07</text:p>
          </table:table-cell>
        </table:table-row>
        <table:table-row table:style-name="ro1">
          <table:table-cell office:value-type="string" calcext:value-type="string">
            <text:p>SAN PABLO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A</text:p>
          </table:table-cell>
          <table:table-cell office:value-type="float" office:value="4" calcext:value-type="float">
            <text:p>4</text:p>
          </table:table-cell>
          <table:table-cell office:value-type="float" office:value="1095959" calcext:value-type="float">
            <text:p>1095959</text:p>
          </table:table-cell>
          <table:table-cell office:value-type="float" office:value="0.00000364977156992187" calcext:value-type="float">
            <text:p>3,64977156992187E-06</text:p>
          </table:table-cell>
          <table:table-cell table:formula="of:=[.F4]*[.$G$62]" office:value-type="float" office:value="0.00000422205575208562" calcext:value-type="float">
            <text:p>4,22205575208562E-06</text:p>
          </table:table-cell>
          <table:table-cell table:number-columns-repeated="2"/>
          <table:table-cell office:value-type="string" calcext:value-type="string">
            <text:p>SAN PABLO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A</text:p>
          </table:table-cell>
          <table:table-cell office:value-type="float" office:value="3" calcext:value-type="float">
            <text:p>3</text:p>
          </table:table-cell>
          <table:table-cell office:value-type="float" office:value="1095959" calcext:value-type="float">
            <text:p>1095959</text:p>
          </table:table-cell>
          <table:table-cell office:value-type="float" office:value="0.0000027373286774414" calcext:value-type="float">
            <text:p>2,7373286774414E-06</text:p>
          </table:table-cell>
          <table:table-cell table:formula="of:=[.O4]*[.$P$62]" office:value-type="float" office:value="0.00000752765386296385" calcext:value-type="float">
            <text:p>7,52765386296385E-06</text:p>
          </table:table-cell>
          <table:table-cell table:formula="of:=[.P4]*[.$Q$62]" office:value-type="float" office:value="0.0000052693577040747" calcext:value-type="float">
            <text:p>5,2693577040747E-06</text:p>
          </table:table-cell>
          <table:table-cell/>
          <table:table-cell table:formula="of:=[.Q4]-[.G4]" office:value-type="float" office:value="0.00000104730195198908" calcext:value-type="float">
            <text:p>1,04730195198908E-06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CA</text:p>
          </table:table-cell>
          <table:table-cell office:value-type="float" office:value="40" calcext:value-type="float">
            <text:p>40</text:p>
          </table:table-cell>
          <table:table-cell office:value-type="float" office:value="10045175" calcext:value-type="float">
            <text:p>10045175</text:p>
          </table:table-cell>
          <table:table-cell office:value-type="float" office:value="0.00000398201126411436" calcext:value-type="float">
            <text:p>3,98201126411436E-06</text:p>
          </table:table-cell>
          <table:table-cell table:formula="of:=[.F5]*[.$G$62]" office:value-type="float" office:value="0.00000460639063032749" calcext:value-type="float">
            <text:p>4,60639063032749E-06</text:p>
          </table:table-cell>
          <table:table-cell table:number-columns-repeated="2"/>
          <table:table-cell office:value-type="string" calcext:value-type="string">
            <text:p>LANCASTER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CA</text:p>
          </table:table-cell>
          <table:table-cell office:value-type="float" office:value="30" calcext:value-type="float">
            <text:p>30</text:p>
          </table:table-cell>
          <table:table-cell office:value-type="float" office:value="10045175" calcext:value-type="float">
            <text:p>10045175</text:p>
          </table:table-cell>
          <table:table-cell office:value-type="float" office:value="0.00000298650844808577" calcext:value-type="float">
            <text:p>2,98650844808577E-06</text:p>
          </table:table-cell>
          <table:table-cell table:formula="of:=[.O5]*[.$P$62]" office:value-type="float" office:value="0.00000821289823223587" calcext:value-type="float">
            <text:p>8,21289823223587E-06</text:p>
          </table:table-cell>
          <table:table-cell table:formula="of:=[.P5]*[.$Q$62]" office:value-type="float" office:value="0.00000574902876256511" calcext:value-type="float">
            <text:p>5,74902876256511E-06</text:p>
          </table:table-cell>
          <table:table-cell/>
          <table:table-cell table:formula="of:=[.Q5]-[.G5]" office:value-type="float" office:value="0.00000114263813223762" calcext:value-type="float">
            <text:p>1,14263813223762E-06</text:p>
          </table:table-cell>
        </table:table-row>
        <table:table-row table:style-name="ro1">
          <table:table-cell office:value-type="string" calcext:value-type="string">
            <text:p>SANTA ANA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CA</text:p>
          </table:table-cell>
          <table:table-cell office:value-type="float" office:value="12" calcext:value-type="float">
            <text:p>12</text:p>
          </table:table-cell>
          <table:table-cell office:value-type="float" office:value="3120180" calcext:value-type="float">
            <text:p>3120180</text:p>
          </table:table-cell>
          <table:table-cell office:value-type="float" office:value="0.00000384593196546353" calcext:value-type="float">
            <text:p>3,84593196546353E-06</text:p>
          </table:table-cell>
          <table:table-cell table:formula="of:=[.F6]*[.$G$62]" office:value-type="float" office:value="0.00000444897409764821" calcext:value-type="float">
            <text:p>4,44897409764821E-06</text:p>
          </table:table-cell>
          <table:table-cell table:number-columns-repeated="2"/>
          <table:table-cell office:value-type="string" calcext:value-type="string">
            <text:p>SANTA ANA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CA</text:p>
          </table:table-cell>
          <table:table-cell office:value-type="float" office:value="9" calcext:value-type="float">
            <text:p>9</text:p>
          </table:table-cell>
          <table:table-cell office:value-type="float" office:value="3120180" calcext:value-type="float">
            <text:p>3120180</text:p>
          </table:table-cell>
          <table:table-cell office:value-type="float" office:value="0.00000288444897409765" calcext:value-type="float">
            <text:p>2,88444897409765E-06</text:p>
          </table:table-cell>
          <table:table-cell table:formula="of:=[.O6]*[.$P$62]" office:value-type="float" office:value="0.00000793223467876854" calcext:value-type="float">
            <text:p>7,93223467876854E-06</text:p>
          </table:table-cell>
          <table:table-cell table:formula="of:=[.P6]*[.$Q$62]" office:value-type="float" office:value="0.00000555256427513798" calcext:value-type="float">
            <text:p>5,55256427513798E-06</text:p>
          </table:table-cell>
          <table:table-cell/>
          <table:table-cell table:formula="of:=[.Q6]-[.G6]" office:value-type="float" office:value="0.00000110359017748976" calcext:value-type="float">
            <text:p>1,10359017748976E-06</text:p>
          </table:table-cell>
        </table:table-row>
        <table:table-row table:style-name="ro1">
          <table:table-cell office:value-type="string" calcext:value-type="string">
            <text:p>PALM DESERT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CA</text:p>
          </table:table-cell>
          <table:table-cell office:value-type="float" office:value="3" calcext:value-type="float">
            <text:p>3</text:p>
          </table:table-cell>
          <table:table-cell office:value-type="float" office:value="2295816" calcext:value-type="float">
            <text:p>2295816</text:p>
          </table:table-cell>
          <table:table-cell office:value-type="float" office:value="0.00000130672492917551" calcext:value-type="float">
            <text:p>1,30672492917551E-06</text:p>
          </table:table-cell>
          <table:table-cell table:formula="of:=[.F7]*[.$G$62]" office:value-type="float" office:value="0.00000151161939807023" calcext:value-type="float">
            <text:p>1,51161939807023E-06</text:p>
          </table:table-cell>
          <table:table-cell table:number-columns-repeated="2"/>
          <table:table-cell office:value-type="string" calcext:value-type="string">
            <text:p>PALM DESERT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CA</text:p>
          </table:table-cell>
          <table:table-cell office:value-type="float" office:value="3" calcext:value-type="float">
            <text:p>3</text:p>
          </table:table-cell>
          <table:table-cell office:value-type="float" office:value="2295816" calcext:value-type="float">
            <text:p>2295816</text:p>
          </table:table-cell>
          <table:table-cell office:value-type="float" office:value="0.00000130672492917551" calcext:value-type="float">
            <text:p>1,30672492917551E-06</text:p>
          </table:table-cell>
          <table:table-cell table:formula="of:=[.O7]*[.$P$62]" office:value-type="float" office:value="0.00000359349355523265" calcext:value-type="float">
            <text:p>3,59349355523265E-06</text:p>
          </table:table-cell>
          <table:table-cell table:formula="of:=[.P7]*[.$Q$62]" office:value-type="float" office:value="0.00000251544548866286" calcext:value-type="float">
            <text:p>2,51544548866286E-06</text:p>
          </table:table-cell>
          <table:table-cell/>
          <table:table-cell table:formula="of:=[.Q7]-[.G7]" office:value-type="float" office:value="0.00000100382609059263" calcext:value-type="float">
            <text:p>1,00382609059263E-06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CA</text:p>
          </table:table-cell>
          <table:table-cell office:value-type="float" office:value="11" calcext:value-type="float">
            <text:p>11</text:p>
          </table:table-cell>
          <table:table-cell office:value-type="float" office:value="1462338" calcext:value-type="float">
            <text:p>1462338</text:p>
          </table:table-cell>
          <table:table-cell office:value-type="float" office:value="0.00000752220074975826" calcext:value-type="float">
            <text:p>7,52220074975826E-06</text:p>
          </table:table-cell>
          <table:table-cell table:formula="of:=[.F8]*[.$G$62]" office:value-type="float" office:value="0.00000870168182732036" calcext:value-type="float">
            <text:p>8,70168182732036E-06</text:p>
          </table:table-cell>
          <table:table-cell table:number-columns-repeated="2"/>
          <table:table-cell office:value-type="string" calcext:value-type="string">
            <text:p>SACRAMENTO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CA</text:p>
          </table:table-cell>
          <table:table-cell office:value-type="float" office:value="8" calcext:value-type="float">
            <text:p>8</text:p>
          </table:table-cell>
          <table:table-cell office:value-type="float" office:value="1462338" calcext:value-type="float">
            <text:p>1462338</text:p>
          </table:table-cell>
          <table:table-cell office:value-type="float" office:value="0.00000547069145436965" calcext:value-type="float">
            <text:p>5,47069145436965E-06</text:p>
          </table:table-cell>
          <table:table-cell table:formula="of:=[.O8]*[.$P$62]" office:value-type="float" office:value="0.0000150444014995165" calcext:value-type="float">
            <text:p>1,50444014995165E-05</text:p>
          </table:table-cell>
          <table:table-cell table:formula="of:=[.P8]*[.$Q$62]" office:value-type="float" office:value="0.0000105310810496616" calcext:value-type="float">
            <text:p>1,05310810496616E-05</text:p>
          </table:table-cell>
          <table:table-cell/>
          <table:table-cell table:formula="of:=[.Q8]-[.G8]" office:value-type="float" office:value="0.00000182939922234122" calcext:value-type="float">
            <text:p>1,82939922234122E-06</text:p>
          </table:table-cell>
        </table:table-row>
        <table:table-row table:style-name="ro1">
          <table:table-cell office:value-type="string" calcext:value-type="string">
            <text:p>SAN BERNARDINO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CA</text:p>
          </table:table-cell>
          <table:table-cell office:value-type="float" office:value="5" calcext:value-type="float">
            <text:p>5</text:p>
          </table:table-cell>
          <table:table-cell office:value-type="float" office:value="2091599" calcext:value-type="float">
            <text:p>2091599</text:p>
          </table:table-cell>
          <table:table-cell office:value-type="float" office:value="0.00000239051558161961" calcext:value-type="float">
            <text:p>2,39051558161961E-06</text:p>
          </table:table-cell>
          <table:table-cell table:formula="of:=[.F9]*[.$G$62]" office:value-type="float" office:value="0.00000276534842481756" calcext:value-type="float">
            <text:p>2,76534842481756E-06</text:p>
          </table:table-cell>
          <table:table-cell table:number-columns-repeated="2"/>
          <table:table-cell office:value-type="string" calcext:value-type="string">
            <text:p>SAN BERNARDINO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CA</text:p>
          </table:table-cell>
          <table:table-cell office:value-type="float" office:value="5" calcext:value-type="float">
            <text:p>5</text:p>
          </table:table-cell>
          <table:table-cell office:value-type="float" office:value="2091599" calcext:value-type="float">
            <text:p>2091599</text:p>
          </table:table-cell>
          <table:table-cell office:value-type="float" office:value="0.00000239051558161961" calcext:value-type="float">
            <text:p>2,39051558161961E-06</text:p>
          </table:table-cell>
          <table:table-cell table:formula="of:=[.O9]*[.$P$62]" office:value-type="float" office:value="0.00000657391784945393" calcext:value-type="float">
            <text:p>6,57391784945393E-06</text:p>
          </table:table-cell>
          <table:table-cell table:formula="of:=[.P9]*[.$Q$62]" office:value-type="float" office:value="0.00000460174249461775" calcext:value-type="float">
            <text:p>4,60174249461775E-06</text:p>
          </table:table-cell>
          <table:table-cell/>
          <table:table-cell table:formula="of:=[.Q9]-[.G9]" office:value-type="float" office:value="0.00000183639406980018" calcext:value-type="float">
            <text:p>1,83639406980018E-06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CA</text:p>
          </table:table-cell>
          <table:table-cell office:value-type="float" office:value="14" calcext:value-type="float">
            <text:p>14</text:p>
          </table:table-cell>
          <table:table-cell office:value-type="float" office:value="3223645" calcext:value-type="float">
            <text:p>3223645</text:p>
          </table:table-cell>
          <table:table-cell office:value-type="float" office:value="0.00000434290996682327" calcext:value-type="float">
            <text:p>4,34290996682327E-06</text:p>
          </table:table-cell>
          <table:table-cell table:formula="of:=[.F10]*[.$G$62]" office:value-type="float" office:value="0.00000502387824962116" calcext:value-type="float">
            <text:p>5,02387824962116E-06</text:p>
          </table:table-cell>
          <table:table-cell table:number-columns-repeated="2"/>
          <table:table-cell office:value-type="string" calcext:value-type="string">
            <text:p>SAN DIEGO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CA</text:p>
          </table:table-cell>
          <table:table-cell office:value-type="float" office:value="4" calcext:value-type="float">
            <text:p>4</text:p>
          </table:table-cell>
          <table:table-cell office:value-type="float" office:value="3223645" calcext:value-type="float">
            <text:p>3223645</text:p>
          </table:table-cell>
          <table:table-cell office:value-type="float" office:value="0.00000124083141909236" calcext:value-type="float">
            <text:p>1,24083141909236E-06</text:p>
          </table:table-cell>
          <table:table-cell table:formula="of:=[.O10]*[.$P$62]" office:value-type="float" office:value="0.00000341228640250399" calcext:value-type="float">
            <text:p>3,41228640250399E-06</text:p>
          </table:table-cell>
          <table:table-cell table:formula="of:=[.P10]*[.$Q$62]" office:value-type="float" office:value="0.00000238860048175279" calcext:value-type="float">
            <text:p>2,38860048175279E-06</text:p>
          </table:table-cell>
          <table:table-cell/>
          <table:table-cell table:formula="of:=[.Q10]-[.G10]" office:value-type="float" office:value="-0.00000263527776786837" calcext:value-type="float">
            <text:p>-2,63527776786837E-06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CA</text:p>
          </table:table-cell>
          <table:table-cell office:value-type="float" office:value="12" calcext:value-type="float">
            <text:p>12</text:p>
          </table:table-cell>
          <table:table-cell office:value-type="float" office:value="840715" calcext:value-type="float">
            <text:p>840715</text:p>
          </table:table-cell>
          <table:table-cell office:value-type="float" office:value="0.0000142735647633265" calcext:value-type="float">
            <text:p>1,42735647633265E-05</text:p>
          </table:table-cell>
          <table:table-cell table:formula="of:=[.F11]*[.$G$62]" office:value-type="float" office:value="0.0000165116597182161" calcext:value-type="float">
            <text:p>1,65116597182161E-05</text:p>
          </table:table-cell>
          <table:table-cell table:number-columns-repeated="2"/>
          <table:table-cell office:value-type="string" calcext:value-type="string">
            <text:p>SAN FRANCISCO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CA</text:p>
          </table:table-cell>
          <table:table-cell office:value-type="float" office:value="4" calcext:value-type="float">
            <text:p>4</text:p>
          </table:table-cell>
          <table:table-cell office:value-type="float" office:value="840715" calcext:value-type="float">
            <text:p>840715</text:p>
          </table:table-cell>
          <table:table-cell office:value-type="float" office:value="0.00000475785492110882" calcext:value-type="float">
            <text:p>4,75785492110882E-06</text:p>
          </table:table-cell>
          <table:table-cell table:formula="of:=[.O11]*[.$P$62]" office:value-type="float" office:value="0.0000130841010330493" calcext:value-type="float">
            <text:p>1,30841010330493E-05</text:p>
          </table:table-cell>
          <table:table-cell table:formula="of:=[.P11]*[.$Q$62]" office:value-type="float" office:value="0.00000915887072313448" calcext:value-type="float">
            <text:p>9,15887072313448E-06</text:p>
          </table:table-cell>
          <table:table-cell/>
          <table:table-cell table:formula="of:=[.Q11]-[.G11]" office:value-type="float" office:value="-0.00000735278899508162" calcext:value-type="float">
            <text:p>-7,35278899508162E-06</text:p>
          </table:table-cell>
        </table:table-row>
        <table:table-row table:style-name="ro1">
          <table:table-cell office:value-type="string" calcext:value-type="string">
            <text:p>MORGAN HILL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1871140" calcext:value-type="float">
            <text:p>1871140</text:p>
          </table:table-cell>
          <table:table-cell office:value-type="float" office:value="0.00000320660132325748" calcext:value-type="float">
            <text:p>3,20660132325748E-06</text:p>
          </table:table-cell>
          <table:table-cell table:formula="of:=[.F12]*[.$G$62]" office:value-type="float" office:value="0.00000370939641074425" calcext:value-type="float">
            <text:p>3,70939641074425E-06</text:p>
          </table:table-cell>
          <table:table-cell table:number-columns-repeated="2"/>
          <table:table-cell office:value-type="string" calcext:value-type="string">
            <text:p>MORGAN HILL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CA</text:p>
          </table:table-cell>
          <table:table-cell office:value-type="float" office:value="5" calcext:value-type="float">
            <text:p>5</text:p>
          </table:table-cell>
          <table:table-cell office:value-type="float" office:value="1871140" calcext:value-type="float">
            <text:p>1871140</text:p>
          </table:table-cell>
          <table:table-cell office:value-type="float" office:value="0.00000267216776938123" calcext:value-type="float">
            <text:p>2,67216776938123E-06</text:p>
          </table:table-cell>
          <table:table-cell table:formula="of:=[.O12]*[.$P$62]" office:value-type="float" office:value="0.00000734846136579838" calcext:value-type="float">
            <text:p>7,34846136579838E-06</text:p>
          </table:table-cell>
          <table:table-cell table:formula="of:=[.P12]*[.$Q$62]" office:value-type="float" office:value="0.00000514392295605887" calcext:value-type="float">
            <text:p>5,14392295605887E-06</text:p>
          </table:table-cell>
          <table:table-cell/>
          <table:table-cell table:formula="of:=[.Q12]-[.G12]" office:value-type="float" office:value="0.00000143452654531461" calcext:value-type="float">
            <text:p>1,43452654531461E-06</text:p>
          </table:table-cell>
        </table:table-row>
        <table:table-row table:style-name="ro1">
          <table:table-cell office:value-type="string" calcext:value-type="string">
            <text:p>DENVER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office:value-type="float" office:value="648411" calcext:value-type="float">
            <text:p>648411</text:p>
          </table:table-cell>
          <table:table-cell office:value-type="float" office:value="0.0000138800853162577" calcext:value-type="float">
            <text:p>1,38800853162577E-05</text:p>
          </table:table-cell>
          <table:table-cell table:formula="of:=[.F13]*[.$G$62]" office:value-type="float" office:value="0.0000160564826938469" calcext:value-type="float">
            <text:p>1,60564826938469E-05</text:p>
          </table:table-cell>
          <table:table-cell table:number-columns-repeated="2"/>
          <table:table-cell office:value-type="string" calcext:value-type="string">
            <text:p>DENVER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CO</text:p>
          </table:table-cell>
          <table:table-cell office:value-type="float" office:value="3" calcext:value-type="float">
            <text:p>3</text:p>
          </table:table-cell>
          <table:table-cell office:value-type="float" office:value="648411" calcext:value-type="float">
            <text:p>648411</text:p>
          </table:table-cell>
          <table:table-cell office:value-type="float" office:value="0.00000462669510541925" calcext:value-type="float">
            <text:p>4,62669510541925E-06</text:p>
          </table:table-cell>
          <table:table-cell table:formula="of:=[.O13]*[.$P$62]" office:value-type="float" office:value="0.0000127234115399029" calcext:value-type="float">
            <text:p>1,27234115399029E-05</text:p>
          </table:table-cell>
          <table:table-cell table:formula="of:=[.P13]*[.$Q$62]" office:value-type="float" office:value="0.00000890638807793206" calcext:value-type="float">
            <text:p>8,90638807793206E-06</text:p>
          </table:table-cell>
          <table:table-cell/>
          <table:table-cell table:formula="of:=[.Q13]-[.G13]" office:value-type="float" office:value="-0.00000715009461591485" calcext:value-type="float">
            <text:p>-7,15009461591485E-06</text:p>
          </table:table-cell>
        </table:table-row>
        <table:table-row table:style-name="ro1">
          <table:table-cell office:value-type="string" calcext:value-type="string">
            <text:p>HARTFORD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float" office:value="897926" calcext:value-type="float">
            <text:p>897926</text:p>
          </table:table-cell>
          <table:table-cell office:value-type="float" office:value="0.00000334103255724859" calcext:value-type="float">
            <text:p>3,34103255724859E-06</text:p>
          </table:table-cell>
          <table:table-cell table:formula="of:=[.F14]*[.$G$62]" office:value-type="float" office:value="0.00000386490646222517" calcext:value-type="float">
            <text:p>3,86490646222517E-06</text:p>
          </table:table-cell>
          <table:table-cell table:number-columns-repeated="2"/>
          <table:table-cell office:value-type="string" calcext:value-type="string">
            <text:p>HARTFORD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CT</text:p>
          </table:table-cell>
          <table:table-cell office:value-type="float" office:value="2" calcext:value-type="float">
            <text:p>2</text:p>
          </table:table-cell>
          <table:table-cell office:value-type="float" office:value="897926" calcext:value-type="float">
            <text:p>897926</text:p>
          </table:table-cell>
          <table:table-cell office:value-type="float" office:value="0.00000222735503816573" calcext:value-type="float">
            <text:p>2,22735503816573E-06</text:p>
          </table:table-cell>
          <table:table-cell table:formula="of:=[.O14]*[.$P$62]" office:value-type="float" office:value="0.00000612522635495576" calcext:value-type="float">
            <text:p>6,12522635495576E-06</text:p>
          </table:table-cell>
          <table:table-cell table:formula="of:=[.P14]*[.$Q$62]" office:value-type="float" office:value="0.00000428765844846903" calcext:value-type="float">
            <text:p>4,28765844846903E-06</text:p>
          </table:table-cell>
          <table:table-cell/>
          <table:table-cell table:formula="of:=[.Q14]-[.G14]" office:value-type="float" office:value="0.000000422751986243861" calcext:value-type="float">
            <text:p>4,22751986243861E-07</text:p>
          </table:table-cell>
        </table:table-row>
        <table:table-row table:style-name="ro1">
          <table:table-cell office:value-type="string" calcext:value-type="string">
            <text:p>NEWARK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549529" calcext:value-type="float">
            <text:p>549529</text:p>
          </table:table-cell>
          <table:table-cell office:value-type="float" office:value="0.00000181974017749746" calcext:value-type="float">
            <text:p>1,81974017749746E-06</text:p>
          </table:table-cell>
          <table:table-cell table:formula="of:=[.F15]*[.$G$62]" office:value-type="float" office:value="0.00000210507543732906" calcext:value-type="float">
            <text:p>2,10507543732906E-06</text:p>
          </table:table-cell>
          <table:table-cell table:number-columns-repeated="2"/>
          <table:table-cell office:value-type="string" calcext:value-type="string">
            <text:p>NEWARK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549529" calcext:value-type="float">
            <text:p>549529</text:p>
          </table:table-cell>
          <table:table-cell office:value-type="float" office:value="0.00000181974017749746" calcext:value-type="float">
            <text:p>1,81974017749746E-06</text:p>
          </table:table-cell>
          <table:table-cell table:formula="of:=[.O15]*[.$P$62]" office:value-type="float" office:value="0.00000500428548811802" calcext:value-type="float">
            <text:p>5,00428548811802E-06</text:p>
          </table:table-cell>
          <table:table-cell table:formula="of:=[.P15]*[.$Q$62]" office:value-type="float" office:value="0.00000350299984168261" calcext:value-type="float">
            <text:p>3,50299984168261E-06</text:p>
          </table:table-cell>
          <table:table-cell/>
          <table:table-cell table:formula="of:=[.Q15]-[.G15]" office:value-type="float" office:value="0.00000139792440435355" calcext:value-type="float">
            <text:p>1,39792440435355E-06</text:p>
          </table:table-cell>
        </table:table-row>
        <table:table-row table:style-name="ro1">
          <table:table-cell office:value-type="string" calcext:value-type="string">
            <text:p>FORT LAUDERDALE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FL</text:p>
          </table:table-cell>
          <table:table-cell office:value-type="float" office:value="6" calcext:value-type="float">
            <text:p>6</text:p>
          </table:table-cell>
          <table:table-cell office:value-type="float" office:value="1843583" calcext:value-type="float">
            <text:p>1843583</text:p>
          </table:table-cell>
          <table:table-cell office:value-type="float" office:value="0.00000325453207151509" calcext:value-type="float">
            <text:p>3,25453207151509E-06</text:p>
          </table:table-cell>
          <table:table-cell table:formula="of:=[.F16]*[.$G$62]" office:value-type="float" office:value="0.00000376484270032866" calcext:value-type="float">
            <text:p>3,76484270032866E-06</text:p>
          </table:table-cell>
          <table:table-cell table:number-columns-repeated="2"/>
          <table:table-cell office:value-type="string" calcext:value-type="string">
            <text:p>FORT LAUDERDALE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FL</text:p>
          </table:table-cell>
          <table:table-cell office:value-type="float" office:value="5" calcext:value-type="float">
            <text:p>5</text:p>
          </table:table-cell>
          <table:table-cell office:value-type="float" office:value="1843583" calcext:value-type="float">
            <text:p>1843583</text:p>
          </table:table-cell>
          <table:table-cell office:value-type="float" office:value="0.00000271211005959591" calcext:value-type="float">
            <text:p>2,71211005959591E-06</text:p>
          </table:table-cell>
          <table:table-cell table:formula="of:=[.O16]*[.$P$62]" office:value-type="float" office:value="0.00000745830266388875" calcext:value-type="float">
            <text:p>7,45830266388875E-06</text:p>
          </table:table-cell>
          <table:table-cell table:formula="of:=[.P16]*[.$Q$62]" office:value-type="float" office:value="0.00000522081186472213" calcext:value-type="float">
            <text:p>5,22081186472213E-06</text:p>
          </table:table-cell>
          <table:table-cell/>
          <table:table-cell table:formula="of:=[.Q16]-[.G16]" office:value-type="float" office:value="0.00000145596916439347" calcext:value-type="float">
            <text:p>1,45596916439347E-06</text:p>
          </table:table-cell>
        </table:table-row>
        <table:table-row table:style-name="ro1">
          <table:table-cell office:value-type="string" calcext:value-type="string">
            <text:p>FORT MCCOY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FL</text:p>
          </table:table-cell>
          <table:table-cell office:value-type="float" office:value="3" calcext:value-type="float">
            <text:p>3</text:p>
          </table:table-cell>
          <table:table-cell office:value-type="float" office:value="660929" calcext:value-type="float">
            <text:p>660929</text:p>
          </table:table-cell>
          <table:table-cell office:value-type="float" office:value="0.00000453906546694123" calcext:value-type="float">
            <text:p>4,53906546694123E-06</text:p>
          </table:table-cell>
          <table:table-cell table:formula="of:=[.F17]*[.$G$62]" office:value-type="float" office:value="0.00000525079093215761" calcext:value-type="float">
            <text:p>5,25079093215761E-06</text:p>
          </table:table-cell>
          <table:table-cell table:number-columns-repeated="2"/>
          <table:table-cell office:value-type="string" calcext:value-type="string">
            <text:p>FORT MYERS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FL</text:p>
          </table:table-cell>
          <table:table-cell office:value-type="float" office:value="1" calcext:value-type="float">
            <text:p>1</text:p>
          </table:table-cell>
          <table:table-cell office:value-type="float" office:value="660929" calcext:value-type="float">
            <text:p>660929</text:p>
          </table:table-cell>
          <table:table-cell office:value-type="float" office:value="0.00000151302182231374" calcext:value-type="float">
            <text:p>1,51302182231374E-06</text:p>
          </table:table-cell>
          <table:table-cell table:formula="of:=[.O17]*[.$P$62]" office:value-type="float" office:value="0.00000416081001136278" calcext:value-type="float">
            <text:p>4,16081001136278E-06</text:p>
          </table:table-cell>
          <table:table-cell table:formula="of:=[.P17]*[.$Q$62]" office:value-type="float" office:value="0.00000291256700795395" calcext:value-type="float">
            <text:p>2,91256700795395E-06</text:p>
          </table:table-cell>
          <table:table-cell/>
          <table:table-cell table:formula="of:=[.Q17]-[.G17]" office:value-type="float" office:value="-0.00000233822392420366" calcext:value-type="float">
            <text:p>-2,33822392420366E-06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FL</text:p>
          </table:table-cell>
          <table:table-cell office:value-type="float" office:value="10" calcext:value-type="float">
            <text:p>10</text:p>
          </table:table-cell>
          <table:table-cell office:value-type="float" office:value="2641928" calcext:value-type="float">
            <text:p>2641928</text:p>
          </table:table-cell>
          <table:table-cell office:value-type="float" office:value="0.00000378511450728407" calcext:value-type="float">
            <text:p>3,78511450728407E-06</text:p>
          </table:table-cell>
          <table:table-cell table:formula="of:=[.F18]*[.$G$62]" office:value-type="float" office:value="0.00000437862046202621" calcext:value-type="float">
            <text:p>4,37862046202621E-06</text:p>
          </table:table-cell>
          <table:table-cell table:number-columns-repeated="2"/>
          <table:table-cell office:value-type="string" calcext:value-type="string">
            <text:p>MIAMI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FL</text:p>
          </table:table-cell>
          <table:table-cell office:value-type="float" office:value="4" calcext:value-type="float">
            <text:p>4</text:p>
          </table:table-cell>
          <table:table-cell office:value-type="float" office:value="2641928" calcext:value-type="float">
            <text:p>2641928</text:p>
          </table:table-cell>
          <table:table-cell office:value-type="float" office:value="0.00000151404580291363" calcext:value-type="float">
            <text:p>1,51404580291363E-06</text:p>
          </table:table-cell>
          <table:table-cell table:formula="of:=[.O18]*[.$P$62]" office:value-type="float" office:value="0.00000416362595801248" calcext:value-type="float">
            <text:p>4,16362595801248E-06</text:p>
          </table:table-cell>
          <table:table-cell table:formula="of:=[.P18]*[.$Q$62]" office:value-type="float" office:value="0.00000291453817060874" calcext:value-type="float">
            <text:p>2,91453817060874E-06</text:p>
          </table:table-cell>
          <table:table-cell/>
          <table:table-cell table:formula="of:=[.Q18]-[.G18]" office:value-type="float" office:value="-0.00000146408229141747" calcext:value-type="float">
            <text:p>-1,46408229141747E-06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IL</text:p>
          </table:table-cell>
          <table:table-cell office:value-type="float" office:value="11" calcext:value-type="float">
            <text:p>11</text:p>
          </table:table-cell>
          <table:table-cell office:value-type="float" office:value="5246731" calcext:value-type="float">
            <text:p>5246731</text:p>
          </table:table-cell>
          <table:table-cell office:value-type="float" office:value="0.00000209654354301755" calcext:value-type="float">
            <text:p>2,09654354301755E-06</text:p>
          </table:table-cell>
          <table:table-cell table:formula="of:=[.F19]*[.$G$62]" office:value-type="float" office:value="0.0000024252815705627" calcext:value-type="float">
            <text:p>2,4252815705627E-06</text:p>
          </table:table-cell>
          <table:table-cell table:number-columns-repeated="2"/>
          <table:table-cell office:value-type="string" calcext:value-type="string">
            <text:p>CHICAGO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IL</text:p>
          </table:table-cell>
          <table:table-cell office:value-type="float" office:value="3" calcext:value-type="float">
            <text:p>3</text:p>
          </table:table-cell>
          <table:table-cell office:value-type="float" office:value="5246731" calcext:value-type="float">
            <text:p>5246731</text:p>
          </table:table-cell>
          <table:table-cell office:value-type="float" office:value="0.000000571784602641149" calcext:value-type="float">
            <text:p>5,71784602641149E-07</text:p>
          </table:table-cell>
          <table:table-cell table:formula="of:=[.O19]*[.$P$62]" office:value-type="float" office:value="0.00000157240765726316" calcext:value-type="float">
            <text:p>1,57240765726316E-06</text:p>
          </table:table-cell>
          <table:table-cell table:formula="of:=[.P19]*[.$Q$62]" office:value-type="float" office:value="0.00000110068536008421" calcext:value-type="float">
            <text:p>1,10068536008421E-06</text:p>
          </table:table-cell>
          <table:table-cell/>
          <table:table-cell table:formula="of:=[.Q19]-[.G19]" office:value-type="float" office:value="-0.00000132459621047849" calcext:value-type="float">
            <text:p>-1,32459621047849E-06</text:p>
          </table:table-cell>
        </table:table-row>
        <table:table-row table:style-name="ro1">
          <table:table-cell office:value-type="string" calcext:value-type="string">
            <text:p>OVERLAND PARK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KS</text:p>
          </table:table-cell>
          <table:table-cell office:value-type="float" office:value="3" calcext:value-type="float">
            <text:p>3</text:p>
          </table:table-cell>
          <table:table-cell office:value-type="float" office:value="566979" calcext:value-type="float">
            <text:p>566979</text:p>
          </table:table-cell>
          <table:table-cell office:value-type="float" office:value="0.00000529120126142238" calcext:value-type="float">
            <text:p>5,29120126142238E-06</text:p>
          </table:table-cell>
          <table:table-cell table:formula="of:=[.F20]*[.$G$62]" office:value-type="float" office:value="0.00000612086161921341" calcext:value-type="float">
            <text:p>6,12086161921341E-06</text:p>
          </table:table-cell>
          <table:table-cell table:number-columns-repeated="2"/>
          <table:table-cell office:value-type="string" calcext:value-type="string">
            <text:p>OVERLAND PARK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KS</text:p>
          </table:table-cell>
          <table:table-cell office:value-type="float" office:value="3" calcext:value-type="float">
            <text:p>3</text:p>
          </table:table-cell>
          <table:table-cell office:value-type="float" office:value="566979" calcext:value-type="float">
            <text:p>566979</text:p>
          </table:table-cell>
          <table:table-cell office:value-type="float" office:value="0.00000529120126142238" calcext:value-type="float">
            <text:p>5,29120126142238E-06</text:p>
          </table:table-cell>
          <table:table-cell table:formula="of:=[.O20]*[.$P$62]" office:value-type="float" office:value="0.0000145508034689115" calcext:value-type="float">
            <text:p>1,45508034689115E-05</text:p>
          </table:table-cell>
          <table:table-cell table:formula="of:=[.P20]*[.$Q$62]" office:value-type="float" office:value="0.0000101855624282381" calcext:value-type="float">
            <text:p>1,01855624282381E-05</text:p>
          </table:table-cell>
          <table:table-cell/>
          <table:table-cell table:formula="of:=[.Q20]-[.G20]" office:value-type="float" office:value="0.00000406470080902467" calcext:value-type="float">
            <text:p>4,06470080902467E-06</text:p>
          </table:table-cell>
        </table:table-row>
        <table:table-row table:style-name="ro1">
          <table:table-cell office:value-type="string" calcext:value-type="string">
            <text:p>LOUISVILLE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KY</text:p>
          </table:table-cell>
          <table:table-cell office:value-type="float" office:value="1" calcext:value-type="float">
            <text:p>1</text:p>
          </table:table-cell>
          <table:table-cell office:value-type="float" office:value="757516" calcext:value-type="float">
            <text:p>757516</text:p>
          </table:table-cell>
          <table:table-cell office:value-type="float" office:value="0.00000132010412981376" calcext:value-type="float">
            <text:p>1,32010412981376E-06</text:p>
          </table:table-cell>
          <table:table-cell table:formula="of:=[.F21]*[.$G$62]" office:value-type="float" office:value="0.00000152709645736856" calcext:value-type="float">
            <text:p>1,52709645736856E-06</text:p>
          </table:table-cell>
          <table:table-cell table:number-columns-repeated="2"/>
          <table:table-cell office:value-type="string" calcext:value-type="string">
            <text:p>LOUISVILLE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KY</text:p>
          </table:table-cell>
          <table:table-cell office:value-type="float" office:value="1" calcext:value-type="float">
            <text:p>1</text:p>
          </table:table-cell>
          <table:table-cell office:value-type="float" office:value="757516" calcext:value-type="float">
            <text:p>757516</text:p>
          </table:table-cell>
          <table:table-cell office:value-type="float" office:value="0.00000132010412981376" calcext:value-type="float">
            <text:p>1,32010412981376E-06</text:p>
          </table:table-cell>
          <table:table-cell table:formula="of:=[.O21]*[.$P$62]" office:value-type="float" office:value="0.00000363028635698784" calcext:value-type="float">
            <text:p>3,63028635698784E-06</text:p>
          </table:table-cell>
          <table:table-cell table:formula="of:=[.P21]*[.$Q$62]" office:value-type="float" office:value="0.00000254120044989149" calcext:value-type="float">
            <text:p>2,54120044989149E-06</text:p>
          </table:table-cell>
          <table:table-cell/>
          <table:table-cell table:formula="of:=[.Q21]-[.G21]" office:value-type="float" office:value="0.00000101410399252293" calcext:value-type="float">
            <text:p>1,01410399252293E-06</text:p>
          </table:table-cell>
        </table:table-row>
        <table:table-row table:style-name="ro1">
          <table:table-cell office:value-type="string" calcext:value-type="string">
            <text:p>ROSEDALE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MD</text:p>
          </table:table-cell>
          <table:table-cell office:value-type="float" office:value="18" calcext:value-type="float">
            <text:p>18</text:p>
          </table:table-cell>
          <table:table-cell office:value-type="float" office:value="1445130" calcext:value-type="float">
            <text:p>1445130</text:p>
          </table:table-cell>
          <table:table-cell office:value-type="float" office:value="0.0000124556268294202" calcext:value-type="float">
            <text:p>1,24556268294202E-05</text:p>
          </table:table-cell>
          <table:table-cell table:formula="of:=[.F22]*[.$G$62]" office:value-type="float" office:value="0.0000144086691162733" calcext:value-type="float">
            <text:p>1,44086691162733E-05</text:p>
          </table:table-cell>
          <table:table-cell table:number-columns-repeated="2"/>
          <table:table-cell office:value-type="string" calcext:value-type="string">
            <text:p>BALTIMORE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MD</text:p>
          </table:table-cell>
          <table:table-cell office:value-type="float" office:value="6" calcext:value-type="float">
            <text:p>6</text:p>
          </table:table-cell>
          <table:table-cell office:value-type="float" office:value="1445130" calcext:value-type="float">
            <text:p>1445130</text:p>
          </table:table-cell>
          <table:table-cell office:value-type="float" office:value="0.00000415187560980673" calcext:value-type="float">
            <text:p>4,15187560980673E-06</text:p>
          </table:table-cell>
          <table:table-cell table:formula="of:=[.O22]*[.$P$62]" office:value-type="float" office:value="0.0000114176579269685" calcext:value-type="float">
            <text:p>1,14176579269685E-05</text:p>
          </table:table-cell>
          <table:table-cell table:formula="of:=[.P22]*[.$Q$62]" office:value-type="float" office:value="0.00000799236054887796" calcext:value-type="float">
            <text:p>7,99236054887796E-06</text:p>
          </table:table-cell>
          <table:table-cell/>
          <table:table-cell table:formula="of:=[.Q22]-[.G22]" office:value-type="float" office:value="-0.00000641630856739533" calcext:value-type="float">
            <text:p>-6,41630856739533E-06</text:p>
          </table:table-cell>
        </table:table-row>
        <table:table-row table:style-name="ro1">
          <table:table-cell office:value-type="string" calcext:value-type="string">
            <text:p>SILVER SPRING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D</text:p>
          </table:table-cell>
          <table:table-cell office:value-type="float" office:value="4" calcext:value-type="float">
            <text:p>4</text:p>
          </table:table-cell>
          <table:table-cell office:value-type="float" office:value="1019164" calcext:value-type="float">
            <text:p>1019164</text:p>
          </table:table-cell>
          <table:table-cell office:value-type="float" office:value="0.00000392478541235758" calcext:value-type="float">
            <text:p>3,92478541235758E-06</text:p>
          </table:table-cell>
          <table:table-cell table:formula="of:=[.F23]*[.$G$62]" office:value-type="float" office:value="0.00000454019176501525" calcext:value-type="float">
            <text:p>4,54019176501525E-06</text:p>
          </table:table-cell>
          <table:table-cell table:number-columns-repeated="2"/>
          <table:table-cell office:value-type="string" calcext:value-type="string">
            <text:p>SILVER SPRING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D</text:p>
          </table:table-cell>
          <table:table-cell office:value-type="float" office:value="2" calcext:value-type="float">
            <text:p>2</text:p>
          </table:table-cell>
          <table:table-cell office:value-type="float" office:value="1019164" calcext:value-type="float">
            <text:p>1019164</text:p>
          </table:table-cell>
          <table:table-cell office:value-type="float" office:value="0.00000196239270617879" calcext:value-type="float">
            <text:p>1,96239270617879E-06</text:p>
          </table:table-cell>
          <table:table-cell table:formula="of:=[.O23]*[.$P$62]" office:value-type="float" office:value="0.00000539657994199167" calcext:value-type="float">
            <text:p>5,39657994199167E-06</text:p>
          </table:table-cell>
          <table:table-cell table:formula="of:=[.P23]*[.$Q$62]" office:value-type="float" office:value="0.00000377760595939417" calcext:value-type="float">
            <text:p>3,77760595939417E-06</text:p>
          </table:table-cell>
          <table:table-cell/>
          <table:table-cell table:formula="of:=[.Q23]-[.G23]" office:value-type="float" office:value="-0.000000762585805621078" calcext:value-type="float">
            <text:p>-7,62585805621078E-07</text:p>
          </table:table-cell>
        </table:table-row>
        <table:table-row table:style-name="ro1">
          <table:table-cell office:value-type="string" calcext:value-type="string">
            <text:p>LYNN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764154" calcext:value-type="float">
            <text:p>764154</text:p>
          </table:table-cell>
          <table:table-cell office:value-type="float" office:value="0.00000523454696304672" calcext:value-type="float">
            <text:p>5,23454696304672E-06</text:p>
          </table:table-cell>
          <table:table-cell table:formula="of:=[.F24]*[.$G$62]" office:value-type="float" office:value="0.00000605532392685245" calcext:value-type="float">
            <text:p>6,05532392685245E-06</text:p>
          </table:table-cell>
          <table:table-cell table:number-columns-repeated="2"/>
          <table:table-cell office:value-type="string" calcext:value-type="string">
            <text:p>LYNN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764154" calcext:value-type="float">
            <text:p>764154</text:p>
          </table:table-cell>
          <table:table-cell office:value-type="float" office:value="0.00000392591022228504" calcext:value-type="float">
            <text:p>3,92591022228504E-06</text:p>
          </table:table-cell>
          <table:table-cell table:formula="of:=[.O24]*[.$P$62]" office:value-type="float" office:value="0.0000107962531112839" calcext:value-type="float">
            <text:p>1,07962531112839E-05</text:p>
          </table:table-cell>
          <table:table-cell table:formula="of:=[.P24]*[.$Q$62]" office:value-type="float" office:value="0.0000075573771778987" calcext:value-type="float">
            <text:p>7,5573771778987E-06</text:p>
          </table:table-cell>
          <table:table-cell/>
          <table:table-cell table:formula="of:=[.Q24]-[.G24]" office:value-type="float" office:value="0.00000150205325104626" calcext:value-type="float">
            <text:p>1,50205325104626E-06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1558294" calcext:value-type="float">
            <text:p>1558294</text:p>
          </table:table-cell>
          <table:table-cell office:value-type="float" office:value="0.0000012834548551172" calcext:value-type="float">
            <text:p>1,2834548551172E-06</text:p>
          </table:table-cell>
          <table:table-cell table:formula="of:=[.F25]*[.$G$62]" office:value-type="float" office:value="0.00000148470057639958" calcext:value-type="float">
            <text:p>1,48470057639958E-06</text:p>
          </table:table-cell>
          <table:table-cell table:number-columns-repeated="2"/>
          <table:table-cell office:value-type="string" calcext:value-type="string">
            <text:p>NEWTON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1558294" calcext:value-type="float">
            <text:p>1558294</text:p>
          </table:table-cell>
          <table:table-cell office:value-type="float" office:value="0.0000012834548551172" calcext:value-type="float">
            <text:p>1,2834548551172E-06</text:p>
          </table:table-cell>
          <table:table-cell table:formula="of:=[.O25]*[.$P$62]" office:value-type="float" office:value="0.0000035295008515723" calcext:value-type="float">
            <text:p>3,5295008515723E-06</text:p>
          </table:table-cell>
          <table:table-cell table:formula="of:=[.P25]*[.$Q$62]" office:value-type="float" office:value="0.00000247065059610061" calcext:value-type="float">
            <text:p>2,47065059610061E-06</text:p>
          </table:table-cell>
          <table:table-cell/>
          <table:table-cell table:formula="of:=[.Q25]-[.G25]" office:value-type="float" office:value="0.000000985950019701033" calcext:value-type="float">
            <text:p>9,85950019701033E-07</text:p>
          </table:table-cell>
        </table:table-row>
        <table:table-row table:style-name="ro1">
          <table:table-cell office:value-type="string" calcext:value-type="string">
            <text:p>WORCESTER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810546" calcext:value-type="float">
            <text:p>810546</text:p>
          </table:table-cell>
          <table:table-cell office:value-type="float" office:value="0.00000123373627159964" calcext:value-type="float">
            <text:p>1,23373627159964E-06</text:p>
          </table:table-cell>
          <table:table-cell table:formula="of:=[.F26]*[.$G$62]" office:value-type="float" office:value="0.00000142718611898646" calcext:value-type="float">
            <text:p>1,42718611898646E-06</text:p>
          </table:table-cell>
          <table:table-cell table:number-columns-repeated="2"/>
          <table:table-cell office:value-type="string" calcext:value-type="string">
            <text:p>WORCESTER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810546" calcext:value-type="float">
            <text:p>810546</text:p>
          </table:table-cell>
          <table:table-cell office:value-type="float" office:value="0.00000123373627159964" calcext:value-type="float">
            <text:p>1,23373627159964E-06</text:p>
          </table:table-cell>
          <table:table-cell table:formula="of:=[.O26]*[.$P$62]" office:value-type="float" office:value="0.00000339277474689901" calcext:value-type="float">
            <text:p>3,39277474689901E-06</text:p>
          </table:table-cell>
          <table:table-cell table:formula="of:=[.P26]*[.$Q$62]" office:value-type="float" office:value="0.00000237494232282931" calcext:value-type="float">
            <text:p>2,37494232282931E-06</text:p>
          </table:table-cell>
          <table:table-cell/>
          <table:table-cell table:formula="of:=[.Q26]-[.G26]" office:value-type="float" office:value="0.000000947756203842843" calcext:value-type="float">
            <text:p>9,47756203842843E-07</text:p>
          </table:table-cell>
        </table:table-row>
        <table:table-row table:style-name="ro1">
          <table:table-cell office:value-type="string" calcext:value-type="string">
            <text:p>DETROIT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MI</text:p>
          </table:table-cell>
          <table:table-cell office:value-type="float" office:value="6" calcext:value-type="float">
            <text:p>6</text:p>
          </table:table-cell>
          <table:table-cell office:value-type="float" office:value="1775713" calcext:value-type="float">
            <text:p>1775713</text:p>
          </table:table-cell>
          <table:table-cell office:value-type="float" office:value="0.00000337892440951888" calcext:value-type="float">
            <text:p>3,37892440951888E-06</text:p>
          </table:table-cell>
          <table:table-cell table:formula="of:=[.F27]*[.$G$62]" office:value-type="float" office:value="0.00000390873975693144" calcext:value-type="float">
            <text:p>3,90873975693144E-06</text:p>
          </table:table-cell>
          <table:table-cell table:number-columns-repeated="2"/>
          <table:table-cell office:value-type="string" calcext:value-type="string">
            <text:p>DETROIT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MI</text:p>
          </table:table-cell>
          <table:table-cell office:value-type="float" office:value="6" calcext:value-type="float">
            <text:p>6</text:p>
          </table:table-cell>
          <table:table-cell office:value-type="float" office:value="1775713" calcext:value-type="float">
            <text:p>1775713</text:p>
          </table:table-cell>
          <table:table-cell office:value-type="float" office:value="0.00000337892440951888" calcext:value-type="float">
            <text:p>3,37892440951888E-06</text:p>
          </table:table-cell>
          <table:table-cell table:formula="of:=[.O27]*[.$P$62]" office:value-type="float" office:value="0.00000929204212617692" calcext:value-type="float">
            <text:p>9,29204212617692E-06</text:p>
          </table:table-cell>
          <table:table-cell table:formula="of:=[.P27]*[.$Q$62]" office:value-type="float" office:value="0.00000650442948832384" calcext:value-type="float">
            <text:p>6,50442948832384E-06</text:p>
          </table:table-cell>
          <table:table-cell/>
          <table:table-cell table:formula="of:=[.Q27]-[.G27]" office:value-type="float" office:value="0.0000025956897313924" calcext:value-type="float">
            <text:p>2,5956897313924E-06</text:p>
          </table:table-cell>
        </table:table-row>
        <table:table-row table:style-name="ro1">
          <table:table-cell office:value-type="string" calcext:value-type="string">
            <text:p>KANSAS CITY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680290" calcext:value-type="float">
            <text:p>680290</text:p>
          </table:table-cell>
          <table:table-cell office:value-type="float" office:value="0.0000102897293801173" calcext:value-type="float">
            <text:p>1,02897293801173E-05</text:p>
          </table:table-cell>
          <table:table-cell table:formula="of:=[.F28]*[.$G$62]" office:value-type="float" office:value="0.0000119031589469197" calcext:value-type="float">
            <text:p>1,19031589469197E-05</text:p>
          </table:table-cell>
          <table:table-cell table:number-columns-repeated="2"/>
          <table:table-cell office:value-type="string" calcext:value-type="string">
            <text:p>KANSAS CITY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float" office:value="680290" calcext:value-type="float">
            <text:p>680290</text:p>
          </table:table-cell>
          <table:table-cell office:value-type="float" office:value="0.00000440988402005027" calcext:value-type="float">
            <text:p>4,40988402005027E-06</text:p>
          </table:table-cell>
          <table:table-cell table:formula="of:=[.O28]*[.$P$62]" office:value-type="float" office:value="0.0000121271810551382" calcext:value-type="float">
            <text:p>1,21271810551382E-05</text:p>
          </table:table-cell>
          <table:table-cell table:formula="of:=[.P28]*[.$Q$62]" office:value-type="float" office:value="0.00000848902673859677" calcext:value-type="float">
            <text:p>8,48902673859677E-06</text:p>
          </table:table-cell>
          <table:table-cell/>
          <table:table-cell table:formula="of:=[.Q28]-[.G28]" office:value-type="float" office:value="-0.00000341413220832292" calcext:value-type="float">
            <text:p>-3,41413220832292E-06</text:p>
          </table:table-cell>
        </table:table-row>
        <table:table-row table:style-name="ro1">
          <table:table-cell office:value-type="string" calcext:value-type="string">
            <text:p>ST. LOUIS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float" office:value="1001295" calcext:value-type="float">
            <text:p>1001295</text:p>
          </table:table-cell>
          <table:table-cell office:value-type="float" office:value="0.00000499353337428031" calcext:value-type="float">
            <text:p>4,99353337428031E-06</text:p>
          </table:table-cell>
          <table:table-cell table:formula="of:=[.F29]*[.$G$62]" office:value-type="float" office:value="0.00000577651940736746" calcext:value-type="float">
            <text:p>5,77651940736746E-06</text:p>
          </table:table-cell>
          <table:table-cell table:number-columns-repeated="2"/>
          <table:table-cell office:value-type="string" calcext:value-type="string">
            <text:p>SAINT LOUIS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office:value-type="float" office:value="1001295" calcext:value-type="float">
            <text:p>1001295</text:p>
          </table:table-cell>
          <table:table-cell office:value-type="float" office:value="0.000000998706674856061" calcext:value-type="float">
            <text:p>9,98706674856061E-07</text:p>
          </table:table-cell>
          <table:table-cell table:formula="of:=[.O29]*[.$P$62]" office:value-type="float" office:value="0.00000274644335585417" calcext:value-type="float">
            <text:p>2,74644335585417E-06</text:p>
          </table:table-cell>
          <table:table-cell table:formula="of:=[.P29]*[.$Q$62]" office:value-type="float" office:value="0.00000192251034909792" calcext:value-type="float">
            <text:p>1,92251034909792E-06</text:p>
          </table:table-cell>
          <table:table-cell/>
          <table:table-cell table:formula="of:=[.Q29]-[.G29]" office:value-type="float" office:value="-0.00000385400905826955" calcext:value-type="float">
            <text:p>-3,85400905826955E-06</text:p>
          </table:table-cell>
        </table:table-row>
        <table:table-row table:style-name="ro1">
          <table:table-cell office:value-type="string" calcext:value-type="string">
            <text:p>OMAHA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NE</text:p>
          </table:table-cell>
          <table:table-cell office:value-type="float" office:value="4" calcext:value-type="float">
            <text:p>4</text:p>
          </table:table-cell>
          <table:table-cell office:value-type="float" office:value="537994" calcext:value-type="float">
            <text:p>537994</text:p>
          </table:table-cell>
          <table:table-cell office:value-type="float" office:value="0.00000743502715643669" calcext:value-type="float">
            <text:p>7,43502715643669E-06</text:p>
          </table:table-cell>
          <table:table-cell table:formula="of:=[.F30]*[.$G$62]" office:value-type="float" office:value="0.00000860083941456596" calcext:value-type="float">
            <text:p>8,60083941456596E-06</text:p>
          </table:table-cell>
          <table:table-cell table:number-columns-repeated="2"/>
          <table:table-cell office:value-type="string" calcext:value-type="string">
            <text:p>OMAHA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office:value-type="float" office:value="537994" calcext:value-type="float">
            <text:p>537994</text:p>
          </table:table-cell>
          <table:table-cell office:value-type="float" office:value="0.00000557627036732752" calcext:value-type="float">
            <text:p>5,57627036732752E-06</text:p>
          </table:table-cell>
          <table:table-cell table:formula="of:=[.O30]*[.$P$62]" office:value-type="float" office:value="0.0000153347435101507" calcext:value-type="float">
            <text:p>1,53347435101507E-05</text:p>
          </table:table-cell>
          <table:table-cell table:formula="of:=[.P30]*[.$Q$62]" office:value-type="float" office:value="0.0000107343204571055" calcext:value-type="float">
            <text:p>1,07343204571055E-05</text:p>
          </table:table-cell>
          <table:table-cell/>
          <table:table-cell table:formula="of:=[.Q30]-[.G30]" office:value-type="float" office:value="0.00000213348104253952" calcext:value-type="float">
            <text:p>2,13348104253952E-06</text:p>
          </table:table-cell>
        </table:table-row>
        <table:table-row table:style-name="ro1">
          <table:table-cell office:value-type="string" calcext:value-type="string">
            <text:p>LAS VEGAS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NV</text:p>
          </table:table-cell>
          <table:table-cell office:value-type="float" office:value="10" calcext:value-type="float">
            <text:p>10</text:p>
          </table:table-cell>
          <table:table-cell office:value-type="float" office:value="2028421" calcext:value-type="float">
            <text:p>2028421</text:p>
          </table:table-cell>
          <table:table-cell office:value-type="float" office:value="0.00000492994304436801" calcext:value-type="float">
            <text:p>4,92994304436801E-06</text:p>
          </table:table-cell>
          <table:table-cell table:formula="of:=[.F31]*[.$G$62]" office:value-type="float" office:value="0.00000570295811372492" calcext:value-type="float">
            <text:p>5,70295811372492E-06</text:p>
          </table:table-cell>
          <table:table-cell table:number-columns-repeated="2"/>
          <table:table-cell office:value-type="string" calcext:value-type="string">
            <text:p>LAS VEGAS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NV</text:p>
          </table:table-cell>
          <table:table-cell office:value-type="float" office:value="6" calcext:value-type="float">
            <text:p>6</text:p>
          </table:table-cell>
          <table:table-cell office:value-type="float" office:value="2028421" calcext:value-type="float">
            <text:p>2028421</text:p>
          </table:table-cell>
          <table:table-cell office:value-type="float" office:value="0.00000295796582662081" calcext:value-type="float">
            <text:p>2,95796582662081E-06</text:p>
          </table:table-cell>
          <table:table-cell table:formula="of:=[.O31]*[.$P$62]" office:value-type="float" office:value="0.00000813440602320723" calcext:value-type="float">
            <text:p>8,13440602320723E-06</text:p>
          </table:table-cell>
          <table:table-cell table:formula="of:=[.P31]*[.$Q$62]" office:value-type="float" office:value="0.00000569408421624506" calcext:value-type="float">
            <text:p>5,69408421624506E-06</text:p>
          </table:table-cell>
          <table:table-cell/>
          <table:table-cell table:formula="of:=[.Q31]-[.G31]" office:value-type="float" office:value="-0.00000000887389747985571" calcext:value-type="float">
            <text:p>-8,87389747985571E-09</text:p>
          </table:table-cell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NJ</text:p>
          </table:table-cell>
          <table:table-cell office:value-type="float" office:value="1" calcext:value-type="float">
            <text:p>1</text:p>
          </table:table-cell>
          <table:table-cell office:value-type="float" office:value="511922" calcext:value-type="float">
            <text:p>511922</text:p>
          </table:table-cell>
          <table:table-cell office:value-type="float" office:value="0.00000195342259172296" calcext:value-type="float">
            <text:p>1,95342259172296E-06</text:p>
          </table:table-cell>
          <table:table-cell table:formula="of:=[.F32]*[.$G$62]" office:value-type="float" office:value="0.00000225971925410512" calcext:value-type="float">
            <text:p>2,25971925410512E-06</text:p>
          </table:table-cell>
          <table:table-cell table:number-columns-repeated="2"/>
          <table:table-cell office:value-type="string" calcext:value-type="string">
            <text:p>CAMDEN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NJ</text:p>
          </table:table-cell>
          <table:table-cell office:value-type="float" office:value="1" calcext:value-type="float">
            <text:p>1</text:p>
          </table:table-cell>
          <table:table-cell office:value-type="float" office:value="511922" calcext:value-type="float">
            <text:p>511922</text:p>
          </table:table-cell>
          <table:table-cell office:value-type="float" office:value="0.00000195342259172296" calcext:value-type="float">
            <text:p>1,95342259172296E-06</text:p>
          </table:table-cell>
          <table:table-cell table:formula="of:=[.O32]*[.$P$62]" office:value-type="float" office:value="0.00000537191212723814" calcext:value-type="float">
            <text:p>5,37191212723814E-06</text:p>
          </table:table-cell>
          <table:table-cell table:formula="of:=[.P32]*[.$Q$62]" office:value-type="float" office:value="0.0000037603384890667" calcext:value-type="float">
            <text:p>3,7603384890667E-06</text:p>
          </table:table-cell>
          <table:table-cell/>
          <table:table-cell table:formula="of:=[.Q32]-[.G32]" office:value-type="float" office:value="0.00000150061923496158" calcext:value-type="float">
            <text:p>1,50061923496158E-06</text:p>
          </table:table-cell>
        </table:table-row>
        <table:table-row table:style-name="ro1">
          <table:table-cell office:value-type="string" calcext:value-type="string">
            <text:p>NEWARK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NJ</text:p>
          </table:table-cell>
          <table:table-cell office:value-type="float" office:value="2" calcext:value-type="float">
            <text:p>2</text:p>
          </table:table-cell>
          <table:table-cell office:value-type="float" office:value="790935" calcext:value-type="float">
            <text:p>790935</text:p>
          </table:table-cell>
          <table:table-cell office:value-type="float" office:value="0.00000252865279700608" calcext:value-type="float">
            <text:p>2,52865279700608E-06</text:p>
          </table:table-cell>
          <table:table-cell table:formula="of:=[.F33]*[.$G$62]" office:value-type="float" office:value="0.00000292514555557663" calcext:value-type="float">
            <text:p>2,92514555557663E-06</text:p>
          </table:table-cell>
          <table:table-cell table:number-columns-repeated="2"/>
          <table:table-cell office:value-type="string" calcext:value-type="string">
            <text:p>NEWARK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NJ</text:p>
          </table:table-cell>
          <table:table-cell office:value-type="float" office:value="1" calcext:value-type="float">
            <text:p>1</text:p>
          </table:table-cell>
          <table:table-cell office:value-type="float" office:value="790935" calcext:value-type="float">
            <text:p>790935</text:p>
          </table:table-cell>
          <table:table-cell office:value-type="float" office:value="0.00000126432639850304" calcext:value-type="float">
            <text:p>1,26432639850304E-06</text:p>
          </table:table-cell>
          <table:table-cell table:formula="of:=[.O33]*[.$P$62]" office:value-type="float" office:value="0.00000347689759588336" calcext:value-type="float">
            <text:p>3,47689759588336E-06</text:p>
          </table:table-cell>
          <table:table-cell table:formula="of:=[.P33]*[.$Q$62]" office:value-type="float" office:value="0.00000243382831711835" calcext:value-type="float">
            <text:p>2,43382831711835E-06</text:p>
          </table:table-cell>
          <table:table-cell/>
          <table:table-cell table:formula="of:=[.Q33]-[.G33]" office:value-type="float" office:value="-0.000000491317238458281" calcext:value-type="float">
            <text:p>-4,91317238458281E-07</text:p>
          </table:table-cell>
        </table:table-row>
        <table:table-row table:style-name="ro1">
          <table:table-cell office:value-type="string" calcext:value-type="string">
            <text:p>BAYONNE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NJ</text:p>
          </table:table-cell>
          <table:table-cell office:value-type="float" office:value="2" calcext:value-type="float">
            <text:p>2</text:p>
          </table:table-cell>
          <table:table-cell office:value-type="float" office:value="663565" calcext:value-type="float">
            <text:p>663565</text:p>
          </table:table-cell>
          <table:table-cell office:value-type="float" office:value="0.00000301402274080158" calcext:value-type="float">
            <text:p>3,01402274080158E-06</text:p>
          </table:table-cell>
          <table:table-cell table:formula="of:=[.F34]*[.$G$62]" office:value-type="float" office:value="0.00000348662150655927" calcext:value-type="float">
            <text:p>3,48662150655927E-06</text:p>
          </table:table-cell>
          <table:table-cell table:number-columns-repeated="2"/>
          <table:table-cell office:value-type="string" calcext:value-type="string">
            <text:p>BAYONNE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NJ</text:p>
          </table:table-cell>
          <table:table-cell office:value-type="float" office:value="1" calcext:value-type="float">
            <text:p>1</text:p>
          </table:table-cell>
          <table:table-cell office:value-type="float" office:value="663565" calcext:value-type="float">
            <text:p>663565</text:p>
          </table:table-cell>
          <table:table-cell office:value-type="float" office:value="0.00000150701137040079" calcext:value-type="float">
            <text:p>1,50701137040079E-06</text:p>
          </table:table-cell>
          <table:table-cell table:formula="of:=[.O34]*[.$P$62]" office:value-type="float" office:value="0.00000414428126860217" calcext:value-type="float">
            <text:p>4,14428126860217E-06</text:p>
          </table:table-cell>
          <table:table-cell table:formula="of:=[.P34]*[.$Q$62]" office:value-type="float" office:value="0.00000290099688802152" calcext:value-type="float">
            <text:p>2,90099688802152E-06</text:p>
          </table:table-cell>
          <table:table-cell/>
          <table:table-cell table:formula="of:=[.Q34]-[.G34]" office:value-type="float" office:value="-0.000000585624618537747" calcext:value-type="float">
            <text:p>-5,85624618537747E-07</text:p>
          </table:table-cell>
        </table:table-row>
        <table:table-row table:style-name="ro1">
          <table:table-cell office:value-type="string" calcext:value-type="string">
            <text:p>PLAINSBORO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NJ</text:p>
          </table:table-cell>
          <table:table-cell office:value-type="float" office:value="4" calcext:value-type="float">
            <text:p>4</text:p>
          </table:table-cell>
          <table:table-cell office:value-type="float" office:value="831107" calcext:value-type="float">
            <text:p>831107</text:p>
          </table:table-cell>
          <table:table-cell office:value-type="float" office:value="0.000004812858031517" calcext:value-type="float">
            <text:p>4,812858031517E-06</text:p>
          </table:table-cell>
          <table:table-cell table:formula="of:=[.F35]*[.$G$62]" office:value-type="float" office:value="0.00000556751417085887" calcext:value-type="float">
            <text:p>5,56751417085887E-06</text:p>
          </table:table-cell>
          <table:table-cell table:number-columns-repeated="2"/>
          <table:table-cell office:value-type="string" calcext:value-type="string">
            <text:p>PLAINSBORO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NJ</text:p>
          </table:table-cell>
          <table:table-cell office:value-type="float" office:value="4" calcext:value-type="float">
            <text:p>4</text:p>
          </table:table-cell>
          <table:table-cell office:value-type="float" office:value="831107" calcext:value-type="float">
            <text:p>831107</text:p>
          </table:table-cell>
          <table:table-cell office:value-type="float" office:value="0.000004812858031517" calcext:value-type="float">
            <text:p>4,812858031517E-06</text:p>
          </table:table-cell>
          <table:table-cell table:formula="of:=[.O35]*[.$P$62]" office:value-type="float" office:value="0.0000132353595866717" calcext:value-type="float">
            <text:p>1,32353595866717E-05</text:p>
          </table:table-cell>
          <table:table-cell table:formula="of:=[.P35]*[.$Q$62]" office:value-type="float" office:value="0.00000926475171067023" calcext:value-type="float">
            <text:p>9,26475171067023E-06</text:p>
          </table:table-cell>
          <table:table-cell/>
          <table:table-cell table:formula="of:=[.Q35]-[.G35]" office:value-type="float" office:value="0.00000369723753981136" calcext:value-type="float">
            <text:p>3,69723753981136E-06</text:p>
          </table:table-cell>
        </table:table-row>
        <table:table-row table:style-name="ro1">
          <table:table-cell office:value-type="string" calcext:value-type="string">
            <text:p>ALBUQUERQUE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NM</text:p>
          </table:table-cell>
          <table:table-cell office:value-type="float" office:value="2" calcext:value-type="float">
            <text:p>2</text:p>
          </table:table-cell>
          <table:table-cell office:value-type="float" office:value="674942" calcext:value-type="float">
            <text:p>674942</text:p>
          </table:table-cell>
          <table:table-cell office:value-type="float" office:value="0.00000296321758017726" calcext:value-type="float">
            <text:p>2,96321758017726E-06</text:p>
          </table:table-cell>
          <table:table-cell table:formula="of:=[.F36]*[.$G$62]" office:value-type="float" office:value="0.00000342785009674905" calcext:value-type="float">
            <text:p>3,42785009674905E-06</text:p>
          </table:table-cell>
          <table:table-cell table:number-columns-repeated="2"/>
          <table:table-cell office:value-type="string" calcext:value-type="string">
            <text:p>ALBUQUERQUE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NM</text:p>
          </table:table-cell>
          <table:table-cell office:value-type="float" office:value="2" calcext:value-type="float">
            <text:p>2</text:p>
          </table:table-cell>
          <table:table-cell office:value-type="float" office:value="674942" calcext:value-type="float">
            <text:p>674942</text:p>
          </table:table-cell>
          <table:table-cell office:value-type="float" office:value="0.00000296321758017726" calcext:value-type="float">
            <text:p>2,96321758017726E-06</text:p>
          </table:table-cell>
          <table:table-cell table:formula="of:=[.O36]*[.$P$62]" office:value-type="float" office:value="0.00000814884834548747" calcext:value-type="float">
            <text:p>8,14884834548747E-06</text:p>
          </table:table-cell>
          <table:table-cell table:formula="of:=[.P36]*[.$Q$62]" office:value-type="float" office:value="0.00000570419384184123" calcext:value-type="float">
            <text:p>5,70419384184123E-06</text:p>
          </table:table-cell>
          <table:table-cell/>
          <table:table-cell table:formula="of:=[.Q36]-[.G36]" office:value-type="float" office:value="0.00000227634374509217" calcext:value-type="float">
            <text:p>2,27634374509217E-06</text:p>
          </table:table-cell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NY</text:p>
          </table:table-cell>
          <table:table-cell office:value-type="float" office:value="4" calcext:value-type="float">
            <text:p>4</text:p>
          </table:table-cell>
          <table:table-cell office:value-type="float" office:value="1429123" calcext:value-type="float">
            <text:p>1429123</text:p>
          </table:table-cell>
          <table:table-cell office:value-type="float" office:value="0.00000279891933724389" calcext:value-type="float">
            <text:p>2,79891933724389E-06</text:p>
          </table:table-cell>
          <table:table-cell table:formula="of:=[.F37]*[.$G$62]" office:value-type="float" office:value="0.00000323778988932373" calcext:value-type="float">
            <text:p>3,23778988932373E-06</text:p>
          </table:table-cell>
          <table:table-cell table:number-columns-repeated="2"/>
          <table:table-cell office:value-type="string" calcext:value-type="string">
            <text:p>BRONX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NY</text:p>
          </table:table-cell>
          <table:table-cell office:value-type="float" office:value="1" calcext:value-type="float">
            <text:p>1</text:p>
          </table:table-cell>
          <table:table-cell office:value-type="float" office:value="1429123" calcext:value-type="float">
            <text:p>1429123</text:p>
          </table:table-cell>
          <table:table-cell office:value-type="float" office:value="0.000000699729834310973" calcext:value-type="float">
            <text:p>6,99729834310973E-07</text:p>
          </table:table-cell>
          <table:table-cell table:formula="of:=[.O37]*[.$P$62]" office:value-type="float" office:value="0.00000192425704435518" calcext:value-type="float">
            <text:p>1,92425704435518E-06</text:p>
          </table:table-cell>
          <table:table-cell table:formula="of:=[.P37]*[.$Q$62]" office:value-type="float" office:value="0.00000134697993104862" calcext:value-type="float">
            <text:p>1,34697993104862E-06</text:p>
          </table:table-cell>
          <table:table-cell/>
          <table:table-cell table:formula="of:=[.Q37]-[.G37]" office:value-type="float" office:value="-0.00000189080995827511" calcext:value-type="float">
            <text:p>-1,89080995827511E-06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NY</text:p>
          </table:table-cell>
          <table:table-cell office:value-type="float" office:value="3" calcext:value-type="float">
            <text:p>3</text:p>
          </table:table-cell>
          <table:table-cell office:value-type="float" office:value="921794" calcext:value-type="float">
            <text:p>921794</text:p>
          </table:table-cell>
          <table:table-cell office:value-type="float" office:value="0.00000325452324488986" calcext:value-type="float">
            <text:p>3,25452324488986E-06</text:p>
          </table:table-cell>
          <table:table-cell table:formula="of:=[.F38]*[.$G$62]" office:value-type="float" office:value="0.00000376483248968859" calcext:value-type="float">
            <text:p>3,76483248968859E-06</text:p>
          </table:table-cell>
          <table:table-cell table:number-columns-repeated="2"/>
          <table:table-cell office:value-type="string" calcext:value-type="string">
            <text:p>BUFFALO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NY</text:p>
          </table:table-cell>
          <table:table-cell office:value-type="float" office:value="2" calcext:value-type="float">
            <text:p>2</text:p>
          </table:table-cell>
          <table:table-cell office:value-type="float" office:value="921794" calcext:value-type="float">
            <text:p>921794</text:p>
          </table:table-cell>
          <table:table-cell office:value-type="float" office:value="0.0000021696821632599" calcext:value-type="float">
            <text:p>2,1696821632599E-06</text:p>
          </table:table-cell>
          <table:table-cell table:formula="of:=[.O38]*[.$P$62]" office:value-type="float" office:value="0.00000596662594896473" calcext:value-type="float">
            <text:p>5,96662594896473E-06</text:p>
          </table:table-cell>
          <table:table-cell table:formula="of:=[.P38]*[.$Q$62]" office:value-type="float" office:value="0.00000417663816427531" calcext:value-type="float">
            <text:p>4,17663816427531E-06</text:p>
          </table:table-cell>
          <table:table-cell/>
          <table:table-cell table:formula="of:=[.Q38]-[.G38]" office:value-type="float" office:value="0.000000411805674586717" calcext:value-type="float">
            <text:p>4,11805674586717E-07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NY</text:p>
          </table:table-cell>
          <table:table-cell office:value-type="float" office:value="11" calcext:value-type="float">
            <text:p>11</text:p>
          </table:table-cell>
          <table:table-cell office:value-type="float" office:value="2600098" calcext:value-type="float">
            <text:p>2600098</text:p>
          </table:table-cell>
          <table:table-cell office:value-type="float" office:value="0.00000423060976932408" calcext:value-type="float">
            <text:p>4,23060976932408E-06</text:p>
          </table:table-cell>
          <table:table-cell table:formula="of:=[.F39]*[.$G$62]" office:value-type="float" office:value="0.0000048939693811541" calcext:value-type="float">
            <text:p>4,8939693811541E-06</text:p>
          </table:table-cell>
          <table:table-cell table:number-columns-repeated="2"/>
          <table:table-cell office:value-type="string" calcext:value-type="string">
            <text:p>BROOKLYN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NY</text:p>
          </table:table-cell>
          <table:table-cell office:value-type="float" office:value="4" calcext:value-type="float">
            <text:p>4</text:p>
          </table:table-cell>
          <table:table-cell office:value-type="float" office:value="2600098" calcext:value-type="float">
            <text:p>2600098</text:p>
          </table:table-cell>
          <table:table-cell office:value-type="float" office:value="0.00000153840355248148" calcext:value-type="float">
            <text:p>1,53840355248148E-06</text:p>
          </table:table-cell>
          <table:table-cell table:formula="of:=[.O39]*[.$P$62]" office:value-type="float" office:value="0.00000423060976932407" calcext:value-type="float">
            <text:p>4,23060976932407E-06</text:p>
          </table:table-cell>
          <table:table-cell table:formula="of:=[.P39]*[.$Q$62]" office:value-type="float" office:value="0.00000296142683852685" calcext:value-type="float">
            <text:p>2,96142683852685E-06</text:p>
          </table:table-cell>
          <table:table-cell/>
          <table:table-cell table:formula="of:=[.Q39]-[.G39]" office:value-type="float" office:value="-0.00000193254254262725" calcext:value-type="float">
            <text:p>-1,93254254262725E-06</text:p>
          </table:table-cell>
        </table:table-row>
        <table:table-row table:style-name="ro1">
          <table:table-cell office:value-type="string" calcext:value-type="string">
            <text:p>ROCHESTER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NY</text:p>
          </table:table-cell>
          <table:table-cell office:value-type="float" office:value="4" calcext:value-type="float">
            <text:p>4</text:p>
          </table:table-cell>
          <table:table-cell office:value-type="float" office:value="750414" calcext:value-type="float">
            <text:p>750414</text:p>
          </table:table-cell>
          <table:table-cell office:value-type="float" office:value="0.00000533039095752478" calcext:value-type="float">
            <text:p>5,33039095752478E-06</text:p>
          </table:table-cell>
          <table:table-cell table:formula="of:=[.F40]*[.$G$62]" office:value-type="float" office:value="0.00000616619625966467" calcext:value-type="float">
            <text:p>6,16619625966467E-06</text:p>
          </table:table-cell>
          <table:table-cell table:number-columns-repeated="2"/>
          <table:table-cell office:value-type="string" calcext:value-type="string">
            <text:p>ROCHESTER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NY</text:p>
          </table:table-cell>
          <table:table-cell office:value-type="float" office:value="3" calcext:value-type="float">
            <text:p>3</text:p>
          </table:table-cell>
          <table:table-cell office:value-type="float" office:value="750414" calcext:value-type="float">
            <text:p>750414</text:p>
          </table:table-cell>
          <table:table-cell office:value-type="float" office:value="0.00000399779321814358" calcext:value-type="float">
            <text:p>3,99779321814358E-06</text:p>
          </table:table-cell>
          <table:table-cell table:formula="of:=[.O40]*[.$P$62]" office:value-type="float" office:value="0.0000109939313498948" calcext:value-type="float">
            <text:p>1,09939313498948E-05</text:p>
          </table:table-cell>
          <table:table-cell table:formula="of:=[.P40]*[.$Q$62]" office:value-type="float" office:value="0.00000769575194492639" calcext:value-type="float">
            <text:p>7,69575194492639E-06</text:p>
          </table:table-cell>
          <table:table-cell/>
          <table:table-cell table:formula="of:=[.Q40]-[.G40]" office:value-type="float" office:value="0.00000152955568526173" calcext:value-type="float">
            <text:p>1,52955568526173E-06</text:p>
          </table:table-cell>
        </table:table-row>
        <table:table-row table:style-name="ro1">
          <table:table-cell office:value-type="string" calcext:value-type="string">
            <text:p>BALDWIN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Y</text:p>
          </table:table-cell>
          <table:table-cell office:value-type="float" office:value="3" calcext:value-type="float">
            <text:p>3</text:p>
          </table:table-cell>
          <table:table-cell office:value-type="float" office:value="1354842" calcext:value-type="float">
            <text:p>1354842</text:p>
          </table:table-cell>
          <table:table-cell office:value-type="float" office:value="0.00000221428033674775" calcext:value-type="float">
            <text:p>2,21428033674775E-06</text:p>
          </table:table-cell>
          <table:table-cell table:formula="of:=[.F41]*[.$G$62]" office:value-type="float" office:value="0.0000025614794935498" calcext:value-type="float">
            <text:p>2,5614794935498E-06</text:p>
          </table:table-cell>
          <table:table-cell table:number-columns-repeated="2"/>
          <table:table-cell office:value-type="string" calcext:value-type="string">
            <text:p>BALDWIN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Y</text:p>
          </table:table-cell>
          <table:table-cell office:value-type="float" office:value="3" calcext:value-type="float">
            <text:p>3</text:p>
          </table:table-cell>
          <table:table-cell office:value-type="float" office:value="1354842" calcext:value-type="float">
            <text:p>1354842</text:p>
          </table:table-cell>
          <table:table-cell office:value-type="float" office:value="0.00000221428033674775" calcext:value-type="float">
            <text:p>2,21428033674775E-06</text:p>
          </table:table-cell>
          <table:table-cell table:formula="of:=[.O41]*[.$P$62]" office:value-type="float" office:value="0.00000608927092605631" calcext:value-type="float">
            <text:p>6,08927092605631E-06</text:p>
          </table:table-cell>
          <table:table-cell table:formula="of:=[.P41]*[.$Q$62]" office:value-type="float" office:value="0.00000426248964823942" calcext:value-type="float">
            <text:p>4,26248964823942E-06</text:p>
          </table:table-cell>
          <table:table-cell/>
          <table:table-cell table:formula="of:=[.Q41]-[.G41]" office:value-type="float" office:value="0.00000170101015468962" calcext:value-type="float">
            <text:p>1,70101015468962E-06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Y</text:p>
          </table:table-cell>
          <table:table-cell office:value-type="float" office:value="7" calcext:value-type="float">
            <text:p>7</text:p>
          </table:table-cell>
          <table:table-cell office:value-type="float" office:value="1631375" calcext:value-type="float">
            <text:p>1631375</text:p>
          </table:table-cell>
          <table:table-cell office:value-type="float" office:value="0.00000429085893801241" calcext:value-type="float">
            <text:p>4,29085893801241E-06</text:p>
          </table:table-cell>
          <table:table-cell table:formula="of:=[.F42]*[.$G$62]" office:value-type="float" office:value="0.00000496366561949276" calcext:value-type="float">
            <text:p>4,96366561949276E-06</text:p>
          </table:table-cell>
          <table:table-cell table:number-columns-repeated="2"/>
          <table:table-cell office:value-type="string" calcext:value-type="string">
            <text:p>NEW YORK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Y</text:p>
          </table:table-cell>
          <table:table-cell office:value-type="float" office:value="3" calcext:value-type="float">
            <text:p>3</text:p>
          </table:table-cell>
          <table:table-cell office:value-type="float" office:value="1631375" calcext:value-type="float">
            <text:p>1631375</text:p>
          </table:table-cell>
          <table:table-cell office:value-type="float" office:value="0.00000183893954486246" calcext:value-type="float">
            <text:p>1,83893954486246E-06</text:p>
          </table:table-cell>
          <table:table-cell table:formula="of:=[.O42]*[.$P$62]" office:value-type="float" office:value="0.00000505708374837177" calcext:value-type="float">
            <text:p>5,05708374837177E-06</text:p>
          </table:table-cell>
          <table:table-cell table:formula="of:=[.P42]*[.$Q$62]" office:value-type="float" office:value="0.00000353995862386024" calcext:value-type="float">
            <text:p>3,53995862386024E-06</text:p>
          </table:table-cell>
          <table:table-cell/>
          <table:table-cell table:formula="of:=[.Q42]-[.G42]" office:value-type="float" office:value="-0.00000142370699563252" calcext:value-type="float">
            <text:p>-1,42370699563252E-06</text:p>
          </table:table-cell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NY</text:p>
          </table:table-cell>
          <table:table-cell office:value-type="float" office:value="3" calcext:value-type="float">
            <text:p>3</text:p>
          </table:table-cell>
          <table:table-cell office:value-type="float" office:value="2302881" calcext:value-type="float">
            <text:p>2302881</text:p>
          </table:table-cell>
          <table:table-cell office:value-type="float" office:value="0.00000130271603265649" calcext:value-type="float">
            <text:p>1,30271603265649E-06</text:p>
          </table:table-cell>
          <table:table-cell table:formula="of:=[.F43]*[.$G$62]" office:value-type="float" office:value="0.00000150698190657703" calcext:value-type="float">
            <text:p>1,50698190657703E-06</text:p>
          </table:table-cell>
          <table:table-cell table:number-columns-repeated="2"/>
          <table:table-cell office:value-type="string" calcext:value-type="string">
            <text:p>QUEENS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NY</text:p>
          </table:table-cell>
          <table:table-cell office:value-type="float" office:value="2" calcext:value-type="float">
            <text:p>2</text:p>
          </table:table-cell>
          <table:table-cell office:value-type="float" office:value="2302881" calcext:value-type="float">
            <text:p>2302881</text:p>
          </table:table-cell>
          <table:table-cell office:value-type="float" office:value="0.000000868477355104324" calcext:value-type="float">
            <text:p>8,68477355104324E-07</text:p>
          </table:table-cell>
          <table:table-cell table:formula="of:=[.O43]*[.$P$62]" office:value-type="float" office:value="0.00000238831272653689" calcext:value-type="float">
            <text:p>2,38831272653689E-06</text:p>
          </table:table-cell>
          <table:table-cell table:formula="of:=[.P43]*[.$Q$62]" office:value-type="float" office:value="0.00000167181890857582" calcext:value-type="float">
            <text:p>1,67181890857582E-06</text:p>
          </table:table-cell>
          <table:table-cell/>
          <table:table-cell table:formula="of:=[.Q43]-[.G43]" office:value-type="float" office:value="0.000000164837001998796" calcext:value-type="float">
            <text:p>1,64837001998796E-07</text:p>
          </table:table-cell>
        </table:table-row>
        <table:table-row table:style-name="ro1">
          <table:table-cell office:value-type="string" calcext:value-type="string">
            <text:p>BRENTWOOD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NY</text:p>
          </table:table-cell>
          <table:table-cell office:value-type="float" office:value="2" calcext:value-type="float">
            <text:p>2</text:p>
          </table:table-cell>
          <table:table-cell office:value-type="float" office:value="1502288" calcext:value-type="float">
            <text:p>1502288</text:p>
          </table:table-cell>
          <table:table-cell office:value-type="float" office:value="0.00000133130265301993" calcext:value-type="float">
            <text:p>1,33130265301993E-06</text:p>
          </table:table-cell>
          <table:table-cell table:formula="of:=[.F44]*[.$G$62]" office:value-type="float" office:value="0.00000154005090901346" calcext:value-type="float">
            <text:p>1,54005090901346E-06</text:p>
          </table:table-cell>
          <table:table-cell table:number-columns-repeated="2"/>
          <table:table-cell office:value-type="string" calcext:value-type="string">
            <text:p>BRENTWOOD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NY</text:p>
          </table:table-cell>
          <table:table-cell office:value-type="float" office:value="2" calcext:value-type="float">
            <text:p>2</text:p>
          </table:table-cell>
          <table:table-cell office:value-type="float" office:value="1502288" calcext:value-type="float">
            <text:p>1502288</text:p>
          </table:table-cell>
          <table:table-cell office:value-type="float" office:value="0.00000133130265301993" calcext:value-type="float">
            <text:p>1,33130265301993E-06</text:p>
          </table:table-cell>
          <table:table-cell table:formula="of:=[.O44]*[.$P$62]" office:value-type="float" office:value="0.00000366108229580481" calcext:value-type="float">
            <text:p>3,66108229580481E-06</text:p>
          </table:table-cell>
          <table:table-cell table:formula="of:=[.P44]*[.$Q$62]" office:value-type="float" office:value="0.00000256275760706337" calcext:value-type="float">
            <text:p>2,56275760706337E-06</text:p>
          </table:table-cell>
          <table:table-cell/>
          <table:table-cell table:formula="of:=[.Q44]-[.G44]" office:value-type="float" office:value="0.00000102270669804991" calcext:value-type="float">
            <text:p>1,02270669804991E-06</text:p>
          </table:table-cell>
        </table:table-row>
        <table:table-row table:style-name="ro1">
          <table:table-cell office:value-type="string" calcext:value-type="string">
            <text:p>TULSA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office:value-type="float" office:value="623488" calcext:value-type="float">
            <text:p>623488</text:p>
          </table:table-cell>
          <table:table-cell office:value-type="float" office:value="0.00000481164032026278" calcext:value-type="float">
            <text:p>4,81164032026278E-06</text:p>
          </table:table-cell>
          <table:table-cell table:formula="of:=[.F45]*[.$G$62]" office:value-type="float" office:value="0.00000556610552247999" calcext:value-type="float">
            <text:p>5,56610552247999E-06</text:p>
          </table:table-cell>
          <table:table-cell table:number-columns-repeated="2"/>
          <table:table-cell office:value-type="string" calcext:value-type="string">
            <text:p>TULSA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623488" calcext:value-type="float">
            <text:p>623488</text:p>
          </table:table-cell>
          <table:table-cell office:value-type="float" office:value="0.00000160388010675426" calcext:value-type="float">
            <text:p>1,60388010675426E-06</text:p>
          </table:table-cell>
          <table:table-cell table:formula="of:=[.O45]*[.$P$62]" office:value-type="float" office:value="0.00000441067029357421" calcext:value-type="float">
            <text:p>4,41067029357421E-06</text:p>
          </table:table-cell>
          <table:table-cell table:formula="of:=[.P45]*[.$Q$62]" office:value-type="float" office:value="0.00000308746920550195" calcext:value-type="float">
            <text:p>3,08746920550195E-06</text:p>
          </table:table-cell>
          <table:table-cell/>
          <table:table-cell table:formula="of:=[.Q45]-[.G45]" office:value-type="float" office:value="-0.00000247863631697804" calcext:value-type="float">
            <text:p>-2,47863631697804E-06</text:p>
          </table:table-cell>
        </table:table-row>
        <table:table-row table:style-name="ro1">
          <table:table-cell office:value-type="string" calcext:value-type="string">
            <text:p>PORTLAND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OR</text:p>
          </table:table-cell>
          <table:table-cell office:value-type="float" office:value="8" calcext:value-type="float">
            <text:p>8</text:p>
          </table:table-cell>
          <table:table-cell office:value-type="float" office:value="766589" calcext:value-type="float">
            <text:p>766589</text:p>
          </table:table-cell>
          <table:table-cell office:value-type="float" office:value="0.0000104358398046411" calcext:value-type="float">
            <text:p>1,04358398046411E-05</text:p>
          </table:table-cell>
          <table:table-cell table:formula="of:=[.F46]*[.$G$62]" office:value-type="float" office:value="0.0000120721794860088" calcext:value-type="float">
            <text:p>1,20721794860088E-05</text:p>
          </table:table-cell>
          <table:table-cell table:number-columns-repeated="2"/>
          <table:table-cell office:value-type="string" calcext:value-type="string">
            <text:p>PORTLAND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float" office:value="766589" calcext:value-type="float">
            <text:p>766589</text:p>
          </table:table-cell>
          <table:table-cell office:value-type="float" office:value="0.00000260895995116027" calcext:value-type="float">
            <text:p>2,60895995116027E-06</text:p>
          </table:table-cell>
          <table:table-cell table:formula="of:=[.O46]*[.$P$62]" office:value-type="float" office:value="0.00000717463986569074" calcext:value-type="float">
            <text:p>7,17463986569074E-06</text:p>
          </table:table-cell>
          <table:table-cell table:formula="of:=[.P46]*[.$Q$62]" office:value-type="float" office:value="0.00000502224790598352" calcext:value-type="float">
            <text:p>5,02224790598352E-06</text:p>
          </table:table-cell>
          <table:table-cell/>
          <table:table-cell table:formula="of:=[.Q46]-[.G46]" office:value-type="float" office:value="-0.00000704993158002531" calcext:value-type="float">
            <text:p>-7,04993158002531E-06</text:p>
          </table:table-cell>
        </table:table-row>
        <table:table-row table:style-name="ro1">
          <table:table-cell office:value-type="string" calcext:value-type="string">
            <text:p>PITTSBURGH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PA</text:p>
          </table:table-cell>
          <table:table-cell office:value-type="float" office:value="7" calcext:value-type="float">
            <text:p>7</text:p>
          </table:table-cell>
          <table:table-cell office:value-type="float" office:value="1233814" calcext:value-type="float">
            <text:p>1233814</text:p>
          </table:table-cell>
          <table:table-cell office:value-type="float" office:value="0.00000567346455786691" calcext:value-type="float">
            <text:p>5,67346455786691E-06</text:p>
          </table:table-cell>
          <table:table-cell table:formula="of:=[.F47]*[.$G$62]" office:value-type="float" office:value="0.00000656306380054044" calcext:value-type="float">
            <text:p>6,56306380054044E-06</text:p>
          </table:table-cell>
          <table:table-cell table:number-columns-repeated="2"/>
          <table:table-cell office:value-type="string" calcext:value-type="string">
            <text:p>PITTSBURGH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PA</text:p>
          </table:table-cell>
          <table:table-cell office:value-type="float" office:value="2" calcext:value-type="float">
            <text:p>2</text:p>
          </table:table-cell>
          <table:table-cell office:value-type="float" office:value="1233814" calcext:value-type="float">
            <text:p>1233814</text:p>
          </table:table-cell>
          <table:table-cell office:value-type="float" office:value="0.00000162098987367626" calcext:value-type="float">
            <text:p>1,62098987367626E-06</text:p>
          </table:table-cell>
          <table:table-cell table:formula="of:=[.O47]*[.$P$62]" office:value-type="float" office:value="0.00000445772215260972" calcext:value-type="float">
            <text:p>4,45772215260972E-06</text:p>
          </table:table-cell>
          <table:table-cell table:formula="of:=[.P47]*[.$Q$62]" office:value-type="float" office:value="0.0000031204055068268" calcext:value-type="float">
            <text:p>3,1204055068268E-06</text:p>
          </table:table-cell>
          <table:table-cell/>
          <table:table-cell table:formula="of:=[.Q47]-[.G47]" office:value-type="float" office:value="-0.00000344265829371364" calcext:value-type="float">
            <text:p>-3,44265829371364E-06</text:p>
          </table:table-cell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A</text:p>
          </table:table-cell>
          <table:table-cell office:value-type="float" office:value="7" calcext:value-type="float">
            <text:p>7</text:p>
          </table:table-cell>
          <table:table-cell office:value-type="float" office:value="1556686" calcext:value-type="float">
            <text:p>1556686</text:p>
          </table:table-cell>
          <table:table-cell office:value-type="float" office:value="0.00000449673216049993" calcext:value-type="float">
            <text:p>4,49673216049993E-06</text:p>
          </table:table-cell>
          <table:table-cell table:formula="of:=[.F48]*[.$G$62]" office:value-type="float" office:value="0.00000520181976326632" calcext:value-type="float">
            <text:p>5,20181976326632E-06</text:p>
          </table:table-cell>
          <table:table-cell table:number-columns-repeated="2"/>
          <table:table-cell office:value-type="string" calcext:value-type="string">
            <text:p>PHILADELPHIA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A</text:p>
          </table:table-cell>
          <table:table-cell office:value-type="float" office:value="3" calcext:value-type="float">
            <text:p>3</text:p>
          </table:table-cell>
          <table:table-cell office:value-type="float" office:value="1556686" calcext:value-type="float">
            <text:p>1556686</text:p>
          </table:table-cell>
          <table:table-cell office:value-type="float" office:value="0.00000192717092592854" calcext:value-type="float">
            <text:p>1,92717092592854E-06</text:p>
          </table:table-cell>
          <table:table-cell table:formula="of:=[.O48]*[.$P$62]" office:value-type="float" office:value="0.00000529972004630349" calcext:value-type="float">
            <text:p>5,29972004630349E-06</text:p>
          </table:table-cell>
          <table:table-cell table:formula="of:=[.P48]*[.$Q$62]" office:value-type="float" office:value="0.00000370980403241244" calcext:value-type="float">
            <text:p>3,70980403241244E-06</text:p>
          </table:table-cell>
          <table:table-cell/>
          <table:table-cell table:formula="of:=[.Q48]-[.G48]" office:value-type="float" office:value="-0.00000149201573085388" calcext:value-type="float">
            <text:p>-1,49201573085388E-06</text:p>
          </table:table-cell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TN</text:p>
          </table:table-cell>
          <table:table-cell office:value-type="float" office:value="3" calcext:value-type="float">
            <text:p>3</text:p>
          </table:table-cell>
          <table:table-cell office:value-type="float" office:value="939074" calcext:value-type="float">
            <text:p>939074</text:p>
          </table:table-cell>
          <table:table-cell office:value-type="float" office:value="0.00000319463641842922" calcext:value-type="float">
            <text:p>3,19463641842922E-06</text:p>
          </table:table-cell>
          <table:table-cell table:formula="of:=[.F49]*[.$G$62]" office:value-type="float" office:value="0.00000369555540883892" calcext:value-type="float">
            <text:p>3,69555540883892E-06</text:p>
          </table:table-cell>
          <table:table-cell table:number-columns-repeated="2"/>
          <table:table-cell office:value-type="string" calcext:value-type="string">
            <text:p>MEMPHIS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float" office:value="939074" calcext:value-type="float">
            <text:p>939074</text:p>
          </table:table-cell>
          <table:table-cell office:value-type="float" office:value="0.00000106487880614307" calcext:value-type="float">
            <text:p>1,06487880614307E-06</text:p>
          </table:table-cell>
          <table:table-cell table:formula="of:=[.O49]*[.$P$62]" office:value-type="float" office:value="0.00000292841671689344" calcext:value-type="float">
            <text:p>2,92841671689344E-06</text:p>
          </table:table-cell>
          <table:table-cell table:formula="of:=[.P49]*[.$Q$62]" office:value-type="float" office:value="0.00000204989170182541" calcext:value-type="float">
            <text:p>2,04989170182541E-06</text:p>
          </table:table-cell>
          <table:table-cell/>
          <table:table-cell table:formula="of:=[.Q49]-[.G49]" office:value-type="float" office:value="-0.00000164566370701351" calcext:value-type="float">
            <text:p>-1,64566370701351E-06</text:p>
          </table:table-cell>
        </table:table-row>
        <table:table-row table:style-name="ro1">
          <table:table-cell office:value-type="string" calcext:value-type="string">
            <text:p>SAN ANTONIO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TX</text:p>
          </table:table-cell>
          <table:table-cell office:value-type="float" office:value="6" calcext:value-type="float">
            <text:p>6</text:p>
          </table:table-cell>
          <table:table-cell office:value-type="float" office:value="1823749" calcext:value-type="float">
            <text:p>1823749</text:p>
          </table:table-cell>
          <table:table-cell office:value-type="float" office:value="0.00000328992640982942" calcext:value-type="float">
            <text:p>3,28992640982942E-06</text:p>
          </table:table-cell>
          <table:table-cell table:formula="of:=[.F50]*[.$G$62]" office:value-type="float" office:value="0.00000380578687089067" calcext:value-type="float">
            <text:p>3,80578687089067E-06</text:p>
          </table:table-cell>
          <table:table-cell table:number-columns-repeated="2"/>
          <table:table-cell office:value-type="string" calcext:value-type="string">
            <text:p>SAN ANTONIO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TX</text:p>
          </table:table-cell>
          <table:table-cell office:value-type="float" office:value="2" calcext:value-type="float">
            <text:p>2</text:p>
          </table:table-cell>
          <table:table-cell office:value-type="float" office:value="1823749" calcext:value-type="float">
            <text:p>1823749</text:p>
          </table:table-cell>
          <table:table-cell office:value-type="float" office:value="0.00000109664213660981" calcext:value-type="float">
            <text:p>1,09664213660981E-06</text:p>
          </table:table-cell>
          <table:table-cell table:formula="of:=[.O50]*[.$P$62]" office:value-type="float" office:value="0.00000301576587567698" calcext:value-type="float">
            <text:p>3,01576587567698E-06</text:p>
          </table:table-cell>
          <table:table-cell table:formula="of:=[.P50]*[.$Q$62]" office:value-type="float" office:value="0.00000211103611297388" calcext:value-type="float">
            <text:p>2,11103611297388E-06</text:p>
          </table:table-cell>
          <table:table-cell/>
          <table:table-cell table:formula="of:=[.Q50]-[.G50]" office:value-type="float" office:value="-0.00000169475075791679" calcext:value-type="float">
            <text:p>-1,69475075791679E-06</text:p>
          </table:table-cell>
        </table:table-row>
        <table:table-row table:style-name="ro1">
          <table:table-cell office:value-type="string" calcext:value-type="string">
            <text:p>BLUE RIDGE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TX</text:p>
          </table:table-cell>
          <table:table-cell office:value-type="float" office:value="4" calcext:value-type="float">
            <text:p>4</text:p>
          </table:table-cell>
          <table:table-cell office:value-type="float" office:value="858717" calcext:value-type="float">
            <text:p>858717</text:p>
          </table:table-cell>
          <table:table-cell office:value-type="float" office:value="0.00000465811204389805" calcext:value-type="float">
            <text:p>4,65811204389805E-06</text:p>
          </table:table-cell>
          <table:table-cell table:formula="of:=[.F51]*[.$G$62]" office:value-type="float" office:value="0.00000538850401238127" calcext:value-type="float">
            <text:p>5,38850401238127E-06</text:p>
          </table:table-cell>
          <table:table-cell table:number-columns-repeated="2"/>
          <table:table-cell office:value-type="string" calcext:value-type="string">
            <text:p>BLUE RIDGE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TX</text:p>
          </table:table-cell>
          <table:table-cell office:value-type="float" office:value="4" calcext:value-type="float">
            <text:p>4</text:p>
          </table:table-cell>
          <table:table-cell office:value-type="float" office:value="858717" calcext:value-type="float">
            <text:p>858717</text:p>
          </table:table-cell>
          <table:table-cell office:value-type="float" office:value="0.00000465811204389805" calcext:value-type="float">
            <text:p>4,65811204389805E-06</text:p>
          </table:table-cell>
          <table:table-cell table:formula="of:=[.O51]*[.$P$62]" office:value-type="float" office:value="0.0000128098081207196" calcext:value-type="float">
            <text:p>1,28098081207196E-05</text:p>
          </table:table-cell>
          <table:table-cell table:formula="of:=[.P51]*[.$Q$62]" office:value-type="float" office:value="0.00000896686568450375" calcext:value-type="float">
            <text:p>8,96686568450375E-06</text:p>
          </table:table-cell>
          <table:table-cell/>
          <table:table-cell table:formula="of:=[.Q51]-[.G51]" office:value-type="float" office:value="0.00000357836167212248" calcext:value-type="float">
            <text:p>3,57836167212248E-06</text:p>
          </table:table-cell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TX</text:p>
          </table:table-cell>
          <table:table-cell office:value-type="float" office:value="7" calcext:value-type="float">
            <text:p>7</text:p>
          </table:table-cell>
          <table:table-cell office:value-type="float" office:value="2485781" calcext:value-type="float">
            <text:p>2485781</text:p>
          </table:table-cell>
          <table:table-cell office:value-type="float" office:value="0.00000281601637473293" calcext:value-type="float">
            <text:p>2,81601637473293E-06</text:p>
          </table:table-cell>
          <table:table-cell table:formula="of:=[.F52]*[.$G$62]" office:value-type="float" office:value="0.00000325756774229105" calcext:value-type="float">
            <text:p>3,25756774229105E-06</text:p>
          </table:table-cell>
          <table:table-cell table:number-columns-repeated="2"/>
          <table:table-cell office:value-type="string" calcext:value-type="string">
            <text:p>DALLAS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TX</text:p>
          </table:table-cell>
          <table:table-cell office:value-type="float" office:value="3" calcext:value-type="float">
            <text:p>3</text:p>
          </table:table-cell>
          <table:table-cell office:value-type="float" office:value="2485781" calcext:value-type="float">
            <text:p>2485781</text:p>
          </table:table-cell>
          <table:table-cell office:value-type="float" office:value="0.00000120686416059983" calcext:value-type="float">
            <text:p>1,20686416059983E-06</text:p>
          </table:table-cell>
          <table:table-cell table:formula="of:=[.O52]*[.$P$62]" office:value-type="float" office:value="0.00000331887644164953" calcext:value-type="float">
            <text:p>3,31887644164953E-06</text:p>
          </table:table-cell>
          <table:table-cell table:formula="of:=[.P52]*[.$Q$62]" office:value-type="float" office:value="0.00000232321350915467" calcext:value-type="float">
            <text:p>2,32321350915467E-06</text:p>
          </table:table-cell>
          <table:table-cell/>
          <table:table-cell table:formula="of:=[.Q52]-[.G52]" office:value-type="float" office:value="-0.00000093435423313638" calcext:value-type="float">
            <text:p>-9,3435423313638E-07</text:p>
          </table:table-cell>
        </table:table-row>
        <table:table-row table:style-name="ro1">
          <table:table-cell office:value-type="string" calcext:value-type="string">
            <text:p>DENTON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float" office:value="729690" calcext:value-type="float">
            <text:p>729690</text:p>
          </table:table-cell>
          <table:table-cell office:value-type="float" office:value="0.00000137044498348614" calcext:value-type="float">
            <text:p>1,37044498348614E-06</text:p>
          </table:table-cell>
          <table:table-cell table:formula="of:=[.F53]*[.$G$62]" office:value-type="float" office:value="0.00000158533075689677" calcext:value-type="float">
            <text:p>1,58533075689677E-06</text:p>
          </table:table-cell>
          <table:table-cell table:number-columns-repeated="2"/>
          <table:table-cell office:value-type="string" calcext:value-type="string">
            <text:p>DENTON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float" office:value="729690" calcext:value-type="float">
            <text:p>729690</text:p>
          </table:table-cell>
          <table:table-cell office:value-type="float" office:value="0.00000137044498348614" calcext:value-type="float">
            <text:p>1,37044498348614E-06</text:p>
          </table:table-cell>
          <table:table-cell table:formula="of:=[.O53]*[.$P$62]" office:value-type="float" office:value="0.00000376872370458689" calcext:value-type="float">
            <text:p>3,76872370458689E-06</text:p>
          </table:table-cell>
          <table:table-cell table:formula="of:=[.P53]*[.$Q$62]" office:value-type="float" office:value="0.00000263810659321082" calcext:value-type="float">
            <text:p>2,63810659321082E-06</text:p>
          </table:table-cell>
          <table:table-cell/>
          <table:table-cell table:formula="of:=[.Q53]-[.G53]" office:value-type="float" office:value="0.00000105277583631405" calcext:value-type="float">
            <text:p>1,05277583631405E-06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TX</text:p>
          </table:table-cell>
          <table:table-cell office:value-type="float" office:value="6" calcext:value-type="float">
            <text:p>6</text:p>
          </table:table-cell>
          <table:table-cell office:value-type="float" office:value="832457" calcext:value-type="float">
            <text:p>832457</text:p>
          </table:table-cell>
          <table:table-cell office:value-type="float" office:value="0.00000720757949059231" calcext:value-type="float">
            <text:p>7,20757949059231E-06</text:p>
          </table:table-cell>
          <table:table-cell table:formula="of:=[.F54]*[.$G$62]" office:value-type="float" office:value="0.00000833772795471718" calcext:value-type="float">
            <text:p>8,33772795471718E-06</text:p>
          </table:table-cell>
          <table:table-cell table:number-columns-repeated="2"/>
          <table:table-cell office:value-type="string" calcext:value-type="string">
            <text:p>EL PASO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float" office:value="832457" calcext:value-type="float">
            <text:p>832457</text:p>
          </table:table-cell>
          <table:table-cell office:value-type="float" office:value="0.00000120126324843205" calcext:value-type="float">
            <text:p>1,20126324843205E-06</text:p>
          </table:table-cell>
          <table:table-cell table:formula="of:=[.O54]*[.$P$62]" office:value-type="float" office:value="0.00000330347393318814" calcext:value-type="float">
            <text:p>3,30347393318814E-06</text:p>
          </table:table-cell>
          <table:table-cell table:formula="of:=[.P54]*[.$Q$62]" office:value-type="float" office:value="0.0000023124317532317" calcext:value-type="float">
            <text:p>2,3124317532317E-06</text:p>
          </table:table-cell>
          <table:table-cell/>
          <table:table-cell table:formula="of:=[.Q54]-[.G54]" office:value-type="float" office:value="-0.00000602529620148549" calcext:value-type="float">
            <text:p>-6,02529620148549E-06</text:p>
          </table:table-cell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TX</text:p>
          </table:table-cell>
          <table:table-cell office:value-type="float" office:value="19" calcext:value-type="float">
            <text:p>19</text:p>
          </table:table-cell>
          <table:table-cell office:value-type="float" office:value="4352462" calcext:value-type="float">
            <text:p>4352462</text:p>
          </table:table-cell>
          <table:table-cell office:value-type="float" office:value="0.00000436534540680654" calcext:value-type="float">
            <text:p>4,36534540680654E-06</text:p>
          </table:table-cell>
          <table:table-cell table:formula="of:=[.F55]*[.$G$62]" office:value-type="float" office:value="0.00000504983156659381" calcext:value-type="float">
            <text:p>5,04983156659381E-06</text:p>
          </table:table-cell>
          <table:table-cell table:number-columns-repeated="2"/>
          <table:table-cell office:value-type="string" calcext:value-type="string">
            <text:p>HOUSTON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TX</text:p>
          </table:table-cell>
          <table:table-cell office:value-type="float" office:value="8" calcext:value-type="float">
            <text:p>8</text:p>
          </table:table-cell>
          <table:table-cell office:value-type="float" office:value="4352462" calcext:value-type="float">
            <text:p>4352462</text:p>
          </table:table-cell>
          <table:table-cell office:value-type="float" office:value="0.00000183804017128696" calcext:value-type="float">
            <text:p>1,83804017128696E-06</text:p>
          </table:table-cell>
          <table:table-cell table:formula="of:=[.O55]*[.$P$62]" office:value-type="float" office:value="0.00000505461047103914" calcext:value-type="float">
            <text:p>5,05461047103914E-06</text:p>
          </table:table-cell>
          <table:table-cell table:formula="of:=[.P55]*[.$Q$62]" office:value-type="float" office:value="0.0000035382273297274" calcext:value-type="float">
            <text:p>3,5382273297274E-06</text:p>
          </table:table-cell>
          <table:table-cell/>
          <table:table-cell table:formula="of:=[.Q55]-[.G55]" office:value-type="float" office:value="-0.00000151160423686641" calcext:value-type="float">
            <text:p>-1,51160423686641E-06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X</text:p>
          </table:table-cell>
          <table:table-cell office:value-type="float" office:value="2" calcext:value-type="float">
            <text:p>2</text:p>
          </table:table-cell>
          <table:table-cell office:value-type="float" office:value="1913437" calcext:value-type="float">
            <text:p>1913437</text:p>
          </table:table-cell>
          <table:table-cell office:value-type="float" office:value="0.00000104523953493112" calcext:value-type="float">
            <text:p>1,04523953493112E-06</text:p>
          </table:table-cell>
          <table:table-cell table:formula="of:=[.F56]*[.$G$62]" office:value-type="float" office:value="0.00000120913309400832" calcext:value-type="float">
            <text:p>1,20913309400832E-06</text:p>
          </table:table-cell>
          <table:table-cell table:number-columns-repeated="2"/>
          <table:table-cell office:value-type="string" calcext:value-type="string">
            <text:p>ARLINGTON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float" office:value="1913437" calcext:value-type="float">
            <text:p>1913437</text:p>
          </table:table-cell>
          <table:table-cell office:value-type="float" office:value="0.000000522619767465561" calcext:value-type="float">
            <text:p>5,22619767465561E-07</text:p>
          </table:table-cell>
          <table:table-cell table:formula="of:=[.O56]*[.$P$62]" office:value-type="float" office:value="0.00000143720436053029" calcext:value-type="float">
            <text:p>1,43720436053029E-06</text:p>
          </table:table-cell>
          <table:table-cell table:formula="of:=[.P56]*[.$Q$62]" office:value-type="float" office:value="0.00000100604305237121" calcext:value-type="float">
            <text:p>1,00604305237121E-06</text:p>
          </table:table-cell>
          <table:table-cell/>
          <table:table-cell table:formula="of:=[.Q56]-[.G56]" office:value-type="float" office:value="-0.000000203090041637115" calcext:value-type="float">
            <text:p>-2,03090041637115E-07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X</text:p>
          </table:table-cell>
          <table:table-cell office:value-type="float" office:value="4" calcext:value-type="float">
            <text:p>4</text:p>
          </table:table-cell>
          <table:table-cell office:value-type="float" office:value="1121968" calcext:value-type="float">
            <text:p>1121968</text:p>
          </table:table-cell>
          <table:table-cell office:value-type="float" office:value="0.00000356516406885045" calcext:value-type="float">
            <text:p>3,56516406885045E-06</text:p>
          </table:table-cell>
          <table:table-cell table:formula="of:=[.F57]*[.$G$62]" office:value-type="float" office:value="0.0000041241817948462" calcext:value-type="float">
            <text:p>4,1241817948462E-06</text:p>
          </table:table-cell>
          <table:table-cell table:number-columns-repeated="2"/>
          <table:table-cell office:value-type="string" calcext:value-type="string">
            <text:p>AUSTIN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X</text:p>
          </table:table-cell>
          <table:table-cell office:value-type="float" office:value="3" calcext:value-type="float">
            <text:p>3</text:p>
          </table:table-cell>
          <table:table-cell office:value-type="float" office:value="1121968" calcext:value-type="float">
            <text:p>1121968</text:p>
          </table:table-cell>
          <table:table-cell office:value-type="float" office:value="0.00000267387305163784" calcext:value-type="float">
            <text:p>2,67387305163784E-06</text:p>
          </table:table-cell>
          <table:table-cell table:formula="of:=[.O57]*[.$P$62]" office:value-type="float" office:value="0.00000735315089200406" calcext:value-type="float">
            <text:p>7,35315089200406E-06</text:p>
          </table:table-cell>
          <table:table-cell table:formula="of:=[.P57]*[.$Q$62]" office:value-type="float" office:value="0.00000514720562440284" calcext:value-type="float">
            <text:p>5,14720562440284E-06</text:p>
          </table:table-cell>
          <table:table-cell/>
          <table:table-cell table:formula="of:=[.Q57]-[.G57]" office:value-type="float" office:value="0.00000102302382955664" calcext:value-type="float">
            <text:p>1,02302382955664E-06</text:p>
          </table:table-cell>
        </table:table-row>
        <table:table-row table:style-name="ro1">
          <table:table-cell office:value-type="string" calcext:value-type="string">
            <text:p>FAIRFAX COUNTY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VA</text:p>
          </table:table-cell>
          <table:table-cell office:value-type="float" office:value="13" calcext:value-type="float">
            <text:p>13</text:p>
          </table:table-cell>
          <table:table-cell office:value-type="float" office:value="1134972" calcext:value-type="float">
            <text:p>1134972</text:p>
          </table:table-cell>
          <table:table-cell office:value-type="float" office:value="0.0000114540270596984" calcext:value-type="float">
            <text:p>1,14540270596984E-05</text:p>
          </table:table-cell>
          <table:table-cell table:formula="of:=[.F58]*[.$G$62]" office:value-type="float" office:value="0.0000132500185026591" calcext:value-type="float">
            <text:p>1,32500185026591E-05</text:p>
          </table:table-cell>
          <table:table-cell table:number-columns-repeated="2"/>
          <table:table-cell office:value-type="string" calcext:value-type="string">
            <text:p>FAIRFAX COUNTY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VA</text:p>
          </table:table-cell>
          <table:table-cell office:value-type="float" office:value="12" calcext:value-type="float">
            <text:p>12</text:p>
          </table:table-cell>
          <table:table-cell office:value-type="float" office:value="1134972" calcext:value-type="float">
            <text:p>1134972</text:p>
          </table:table-cell>
          <table:table-cell office:value-type="float" office:value="0.0000105729480551062" calcext:value-type="float">
            <text:p>1,05729480551062E-05</text:p>
          </table:table-cell>
          <table:table-cell table:formula="of:=[.O58]*[.$P$62]" office:value-type="float" office:value="0.000029075607151542" calcext:value-type="float">
            <text:p>2,9075607151542E-05</text:p>
          </table:table-cell>
          <table:table-cell table:formula="of:=[.P58]*[.$Q$62]" office:value-type="float" office:value="0.0000203529250060794" calcext:value-type="float">
            <text:p>2,03529250060794E-05</text:p>
          </table:table-cell>
          <table:table-cell/>
          <table:table-cell table:formula="of:=[.Q58]-[.G58]" office:value-type="float" office:value="0.00000710290650342033" calcext:value-type="float">
            <text:p>7,10290650342033E-06</text:p>
          </table:table-cell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WA</text:p>
          </table:table-cell>
          <table:table-cell office:value-type="float" office:value="11" calcext:value-type="float">
            <text:p>11</text:p>
          </table:table-cell>
          <table:table-cell office:value-type="float" office:value="2047618" calcext:value-type="float">
            <text:p>2047618</text:p>
          </table:table-cell>
          <table:table-cell office:value-type="float" office:value="0.00000537209577176993" calcext:value-type="float">
            <text:p>5,37209577176993E-06</text:p>
          </table:table-cell>
          <table:table-cell table:formula="of:=[.F59]*[.$G$62]" office:value-type="float" office:value="0.00000621444038878346" calcext:value-type="float">
            <text:p>6,21444038878346E-06</text:p>
          </table:table-cell>
          <table:table-cell table:number-columns-repeated="2"/>
          <table:table-cell office:value-type="string" calcext:value-type="string">
            <text:p>BELLEVUE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WA</text:p>
          </table:table-cell>
          <table:table-cell office:value-type="float" office:value="7" calcext:value-type="float">
            <text:p>7</text:p>
          </table:table-cell>
          <table:table-cell office:value-type="float" office:value="2047618" calcext:value-type="float">
            <text:p>2047618</text:p>
          </table:table-cell>
          <table:table-cell office:value-type="float" office:value="0.00000341860640021723" calcext:value-type="float">
            <text:p>3,41860640021723E-06</text:p>
          </table:table-cell>
          <table:table-cell table:formula="of:=[.O59]*[.$P$62]" office:value-type="float" office:value="0.00000940116760059738" calcext:value-type="float">
            <text:p>9,40116760059738E-06</text:p>
          </table:table-cell>
          <table:table-cell table:formula="of:=[.P59]*[.$Q$62]" office:value-type="float" office:value="0.00000658081732041817" calcext:value-type="float">
            <text:p>6,58081732041817E-06</text:p>
          </table:table-cell>
          <table:table-cell/>
          <table:table-cell table:formula="of:=[.Q59]-[.G59]" office:value-type="float" office:value="0.000000366376931634714" calcext:value-type="float">
            <text:p>3,66376931634714E-07</text:p>
          </table:table-cell>
        </table:table-row>
        <table:table-row table:style-name="ro1">
          <table:table-cell office:value-type="string" calcext:value-type="string">
            <text:p>SNOHOMISH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WA</text:p>
          </table:table-cell>
          <table:table-cell office:value-type="float" office:value="2" calcext:value-type="float">
            <text:p>2</text:p>
          </table:table-cell>
          <table:table-cell office:value-type="float" office:value="746008" calcext:value-type="float">
            <text:p>746008</text:p>
          </table:table-cell>
          <table:table-cell office:value-type="float" office:value="0.00000268093639746491" calcext:value-type="float">
            <text:p>2,68093639746491E-06</text:p>
          </table:table-cell>
          <table:table-cell table:formula="of:=[.F60]*[.$G$62]" office:value-type="float" office:value="0.00000310130722458741" calcext:value-type="float">
            <text:p>3,10130722458741E-06</text:p>
          </table:table-cell>
          <table:table-cell table:number-columns-repeated="2"/>
          <table:table-cell office:value-type="string" calcext:value-type="string">
            <text:p>SNOHOMISH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WA</text:p>
          </table:table-cell>
          <table:table-cell office:value-type="float" office:value="1" calcext:value-type="float">
            <text:p>1</text:p>
          </table:table-cell>
          <table:table-cell office:value-type="float" office:value="746008" calcext:value-type="float">
            <text:p>746008</text:p>
          </table:table-cell>
          <table:table-cell office:value-type="float" office:value="0.00000134046819873245" calcext:value-type="float">
            <text:p>1,34046819873245E-06</text:p>
          </table:table-cell>
          <table:table-cell table:formula="of:=[.O60]*[.$P$62]" office:value-type="float" office:value="0.00000368628754651424" calcext:value-type="float">
            <text:p>3,68628754651424E-06</text:p>
          </table:table-cell>
          <table:table-cell table:formula="of:=[.P60]*[.$Q$62]" office:value-type="float" office:value="0.00000258040128255997" calcext:value-type="float">
            <text:p>2,58040128255997E-06</text:p>
          </table:table-cell>
          <table:table-cell/>
          <table:table-cell table:formula="of:=[.Q60]-[.G60]" office:value-type="float" office:value="-0.000000520905942027442" calcext:value-type="float">
            <text:p>-5,20905942027442E-0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6"/>
          <table:table-cell office:value-type="float" office:value="1.1568" calcext:value-type="float">
            <text:p>1,1568</text:p>
          </table:table-cell>
          <table:table-cell table:number-columns-repeated="8"/>
          <table:table-cell office:value-type="float" office:value="2.75" calcext:value-type="float">
            <text:p>2,75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Mittel</text:p>
          </table:table-cell>
          <table:table-cell table:formula="of:=AVERAGE([.S1:.S60])" office:value-type="float" office:value="-0.000000424399814031978" calcext:value-type="float">
            <text:p>-4,24399814031978E-0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tbw</text:p>
          </table:table-cell>
          <table:table-cell table:formula="of:=STDEV([.S1:.S60])" office:value-type="float" office:value="0.00000281911412873555" calcext:value-type="float">
            <text:p>2,81911412873555E-0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z</text:p>
          </table:table-cell>
          <table:table-cell table:formula="of:=([.S58]-[.S64])/[.S65]" office:value-type="float" office:value="2.67009634009691" calcext:value-type="float">
            <text:p>2,67009634009691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st USA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AIRFAX COUNTY</text:p>
          </table:table-cell>
          <table:table-cell office:value-type="float" office:value="0.00000710290650342033" calcext:value-type="float">
            <text:p>7,10290650342033E-06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LAINSBORO</text:p>
          </table:table-cell>
          <table:table-cell office:value-type="float" office:value="0.00000369723753981136" calcext:value-type="float">
            <text:p>3,69723753981136E-06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NJ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TROIT</text:p>
          </table:table-cell>
          <table:table-cell office:value-type="float" office:value="0.0000025956897313924" calcext:value-type="float">
            <text:p>2,5956897313924E-06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M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LDWIN</text:p>
          </table:table-cell>
          <table:table-cell office:value-type="float" office:value="0.00000170101015468962" calcext:value-type="float">
            <text:p>1,70101015468962E-06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HESTER</text:p>
          </table:table-cell>
          <table:table-cell office:value-type="float" office:value="0.00000152955568526173" calcext:value-type="float">
            <text:p>1,52955568526173E-06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N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YNN</text:p>
          </table:table-cell>
          <table:table-cell office:value-type="float" office:value="0.00000150205325104626" calcext:value-type="float">
            <text:p>1,50205325104626E-06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0.00000150061923496158" calcext:value-type="float">
            <text:p>1,50061923496158E-06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NJ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RT LAUDERDALE</text:p>
          </table:table-cell>
          <table:table-cell office:value-type="float" office:value="0.00000145596916439347" calcext:value-type="float">
            <text:p>1,45596916439347E-06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F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WARK</text:p>
          </table:table-cell>
          <table:table-cell office:value-type="float" office:value="0.00000139792440435355" calcext:value-type="float">
            <text:p>1,39792440435355E-06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ENTWOOD</text:p>
          </table:table-cell>
          <table:table-cell office:value-type="float" office:value="0.00000102270669804991" calcext:value-type="float">
            <text:p>1,02270669804991E-06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N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UISVILLE</text:p>
          </table:table-cell>
          <table:table-cell office:value-type="float" office:value="0.00000101410399252293" calcext:value-type="float">
            <text:p>1,01410399252293E-06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K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0.000000985950019701033" calcext:value-type="float">
            <text:p>9,85950019701033E-0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ORCESTER</text:p>
          </table:table-cell>
          <table:table-cell office:value-type="float" office:value="0.000000947756203842843" calcext:value-type="float">
            <text:p>9,47756203842843E-0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ARTFORD</text:p>
          </table:table-cell>
          <table:table-cell office:value-type="float" office:value="0.000000422751986243861" calcext:value-type="float">
            <text:p>4,22751986243861E-07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C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UFFALO</text:p>
          </table:table-cell>
          <table:table-cell office:value-type="float" office:value="0.000000411805674586717" calcext:value-type="float">
            <text:p>4,11805674586717E-07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N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0.000000164837001998796" calcext:value-type="float">
            <text:p>1,64837001998796E-07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N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WARK</text:p>
          </table:table-cell>
          <table:table-cell office:value-type="float" office:value="-0.000000491317238458281" calcext:value-type="float">
            <text:p>-4,91317238458281E-07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NJ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YONNE</text:p>
          </table:table-cell>
          <table:table-cell office:value-type="float" office:value="-0.000000585624618537747" calcext:value-type="float">
            <text:p>-5,85624618537747E-0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NJ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LVER SPRING</text:p>
          </table:table-cell>
          <table:table-cell office:value-type="float" office:value="-0.000000762585805621078" calcext:value-type="float">
            <text:p>-7,62585805621078E-07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-0.00000142370699563252" calcext:value-type="float">
            <text:p>-1,42370699563252E-06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-0.00000146408229141747" calcext:value-type="float">
            <text:p>-1,46408229141747E-0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F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float" office:value="-0.00000149201573085388" calcext:value-type="float">
            <text:p>-1,49201573085388E-06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-0.00000164566370701351" calcext:value-type="float">
            <text:p>-1,64566370701351E-06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T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-0.00000189080995827511" calcext:value-type="float">
            <text:p>-1,89080995827511E-06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N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-0.00000193254254262725" calcext:value-type="float">
            <text:p>-1,93254254262725E-06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N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RT MYERS</text:p>
          </table:table-cell>
          <table:table-cell office:value-type="float" office:value="-0.00000233822392420366" calcext:value-type="float">
            <text:p>-2,33822392420366E-06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F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TSBURGH</text:p>
          </table:table-cell>
          <table:table-cell office:value-type="float" office:value="-0.00000344265829371364" calcext:value-type="float">
            <text:p>-3,44265829371364E-06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P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LTIMORE</text:p>
          </table:table-cell>
          <table:table-cell office:value-type="float" office:value="-0.00000641630856739533" calcext:value-type="float">
            <text:p>-6,41630856739533E-06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MD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Fairfax</text:p>
          </table:table-cell>
          <table:table-cell office:value-type="string" calcext:value-type="string">
            <text:p>Baltimor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ttelw</text:p>
          </table:table-cell>
          <table:table-cell table:formula="of:=AVERAGE([.B74:.B101])" office:value-type="float" office:value="0.000000127404913304533" calcext:value-type="float">
            <text:p>1,27404913304533E-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bw</text:p>
          </table:table-cell>
          <table:table-cell table:formula="of:=STDEV([.B74:.B101])" office:value-type="float" office:value="0.00000246912724123904" calcext:value-type="float">
            <text:p>2,46912724123904E-0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z</text:p>
          </table:table-cell>
          <table:table-cell table:formula="of:=([.B74]-[.B105])/[.B106]" office:value-type="float" office:value="2.8250879394192" calcext:value-type="float">
            <text:p>2,8250879394192</text:p>
          </table:table-cell>
          <table:table-cell table:formula="of:=([.B101]-[.B105])/[.B106]" office:value-type="float" office:value="-2.6502131487627" calcext:value-type="float">
            <text:p>-2,6502131487627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20:12:52.149854558</meta:creation-date>
    <dc:date>2017-01-17T15:55:04.271330012</dc:date>
    <meta:editing-duration>PT55M51S</meta:editing-duration>
    <meta:editing-cycles>7</meta:editing-cycles>
    <meta:generator>LibreOffice/5.2.4.2.1$Linux_X86_64 LibreOffice_project/20m0$Build-2</meta:generator>
    <meta:document-statistic meta:table-count="1" meta:cell-count="1091" meta:object-count="0"/>
  </office:meta>
</office:document-meta>
</file>